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fo:keep-with-next="always" fo:keep-together="always" style:writing-mode="lr-tb"/>
    </style:style>
    <style:style style:name="T1_1" style:family="text">
      <style:text-properties style:font-name="Arial" style:font-name-asian="Arial" style:font-name-complex="Arial"/>
    </style:style>
    <style:style style:name="T1_2" style:family="text">
      <style:text-properties style:font-name="Arial" style:font-name-asian="Arial" style:font-name-complex="Arial"/>
    </style:style>
    <style:style style:name="T1_3" style:family="text">
      <style:text-properties style:font-name="Arial" style:font-name-asian="Arial" style:font-name-complex="Arial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/>
    <style:style style:name="T3_66" style:family="text"/>
    <style:style style:name="T3_67" style:family="text"/>
    <style:style style:name="T3_68" style:family="text"/>
    <style:style style:name="T3_69" style:family="text"/>
    <style:style style:name="T3_70" style:family="text"/>
    <style:style style:name="T3_71" style:family="text"/>
    <style:style style:name="T3_72" style:family="text"/>
    <style:style style:name="T3_73" style:family="text"/>
    <style:style style:name="T3_74" style:family="text"/>
    <style:style style:name="T3_75" style:family="text"/>
    <style:style style:name="T3_76" style:family="text"/>
    <style:style style:name="T3_77" style:family="text"/>
    <style:style style:name="T3_78" style:family="text"/>
    <style:style style:name="T3_79" style:family="text"/>
    <style:style style:name="T3_80" style:family="text"/>
    <style:style style:name="T3_81" style:family="text"/>
    <style:style style:name="T3_82" style:family="text"/>
    <style:style style:name="T3_83" style:family="text"/>
    <style:style style:name="T3_84" style:family="text"/>
    <style:style style:name="T3_85" style:family="text"/>
    <style:style style:name="T3_86" style:family="text"/>
    <style:style style:name="T3_87" style:family="text"/>
    <style:style style:name="T3_88" style:family="text"/>
    <style:style style:name="T3_89" style:family="text"/>
    <style:style style:name="T3_90" style:family="text"/>
    <style:style style:name="T3_91" style:family="text"/>
    <style:style style:name="T3_92" style:family="text"/>
    <style:style style:name="T3_93" style:family="text"/>
    <style:style style:name="T3_94" style:family="text"/>
    <style:style style:name="T3_95" style:family="text"/>
    <style:style style:name="T3_96" style:family="text"/>
    <style:style style:name="T3_97" style:family="text"/>
    <style:style style:name="T3_98" style:family="text"/>
    <style:style style:name="T3_99" style:family="text"/>
    <style:style style:name="T3_100" style:family="text"/>
    <style:style style:name="T3_101" style:family="text"/>
    <style:style style:name="T3_102" style:family="text"/>
    <style:style style:name="T3_103" style:family="text"/>
    <style:style style:name="T3_104" style:family="text"/>
    <style:style style:name="T3_105" style:family="text"/>
    <style:style style:name="T3_106" style:family="text"/>
    <style:style style:name="T3_107" style:family="text"/>
    <style:style style:name="T3_108" style:family="text"/>
    <style:style style:name="T3_109" style:family="text"/>
    <style:style style:name="T3_110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T5_97" style:family="text"/>
    <style:style style:name="T5_98" style:family="text"/>
    <style:style style:name="T5_99" style:family="text"/>
    <style:style style:name="T5_100" style:family="text"/>
    <style:style style:name="T5_101" style:family="text"/>
    <style:style style:name="T5_102" style:family="text"/>
    <style:style style:name="T5_103" style:family="text"/>
    <style:style style:name="T5_104" style:family="text"/>
    <style:style style:name="T5_105" style:family="text"/>
    <style:style style:name="T5_106" style:family="text"/>
    <style:style style:name="T5_107" style:family="text"/>
    <style:style style:name="T5_108" style:family="text"/>
    <style:style style:name="T5_109" style:family="text"/>
    <style:style style:name="T5_110" style:family="text"/>
    <style:style style:name="T5_111" style:family="text"/>
    <style:style style:name="T5_112" style:family="text"/>
    <style:style style:name="T5_113" style:family="text"/>
    <style:style style:name="T5_114" style:family="text"/>
    <style:style style:name="T5_115" style:family="text"/>
    <style:style style:name="T5_116" style:family="text"/>
    <style:style style:name="T5_117" style:family="text"/>
    <style:style style:name="T5_118" style:family="text"/>
    <style:style style:name="T5_119" style:family="text"/>
    <style:style style:name="T5_120" style:family="text"/>
    <style:style style:name="T5_121" style:family="text"/>
    <style:style style:name="T5_122" style:family="text"/>
    <style:style style:name="T5_123" style:family="text"/>
    <style:style style:name="T5_124" style:family="text"/>
    <style:style style:name="T5_125" style:family="text"/>
    <style:style style:name="T5_126" style:family="text"/>
    <style:style style:name="T5_127" style:family="text"/>
    <style:style style:name="T5_128" style:family="text"/>
    <style:style style:name="T5_129" style:family="text"/>
    <style:style style:name="T5_130" style:family="text"/>
    <style:style style:name="T5_131" style:family="text"/>
    <style:style style:name="T5_132" style:family="text"/>
    <style:style style:name="T5_133" style:family="text"/>
    <style:style style:name="T5_134" style:family="text"/>
    <style:style style:name="T5_135" style:family="text"/>
    <style:style style:name="T5_136" style:family="text"/>
    <style:style style:name="T5_137" style:family="text"/>
    <style:style style:name="T5_138" style:family="text"/>
    <style:style style:name="T5_139" style:family="text"/>
    <style:style style:name="T5_140" style:family="text"/>
    <style:style style:name="T5_141" style:family="text"/>
    <style:style style:name="T5_142" style:family="text"/>
    <style:style style:name="T5_143" style:family="text"/>
    <style:style style:name="T5_144" style:family="text"/>
    <style:style style:name="T5_145" style:family="text"/>
    <style:style style:name="T5_146" style:family="text"/>
    <style:style style:name="T5_147" style:family="text"/>
    <style:style style:name="T5_148" style:family="text"/>
    <style:style style:name="T5_149" style:family="text"/>
    <style:style style:name="T5_150" style:family="text"/>
    <style:style style:name="T5_151" style:family="text"/>
    <style:style style:name="T5_152" style:family="text"/>
    <style:style style:name="T5_153" style:family="text"/>
    <style:style style:name="T5_154" style:family="text"/>
    <style:style style:name="T5_155" style:family="text"/>
    <style:style style:name="T5_156" style:family="text"/>
    <style:style style:name="T5_157" style:family="text"/>
    <style:style style:name="T5_158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/>
    <style:style style:name="T7_74" style:family="text"/>
    <style:style style:name="T7_75" style:family="text"/>
    <style:style style:name="T7_76" style:family="text"/>
    <style:style style:name="T7_77" style:family="text"/>
    <style:style style:name="T7_78" style:family="text"/>
    <style:style style:name="T7_79" style:family="text"/>
    <style:style style:name="T7_80" style:family="text"/>
    <style:style style:name="T7_81" style:family="text"/>
    <style:style style:name="T7_82" style:family="text"/>
    <style:style style:name="T7_83" style:family="text"/>
    <style:style style:name="T7_84" style:family="text"/>
    <style:style style:name="T7_85" style:family="text"/>
    <style:style style:name="T7_86" style:family="text"/>
    <style:style style:name="T7_87" style:family="text"/>
    <style:style style:name="T7_88" style:family="text"/>
    <style:style style:name="T7_89" style:family="text"/>
    <style:style style:name="T7_90" style:family="text"/>
    <style:style style:name="T7_91" style:family="text"/>
    <style:style style:name="T7_92" style:family="text"/>
    <style:style style:name="T7_93" style:family="text"/>
    <style:style style:name="T7_94" style:family="text"/>
    <style:style style:name="T7_95" style:family="text"/>
    <style:style style:name="T7_96" style:family="text"/>
    <style:style style:name="T7_97" style:family="text"/>
    <style:style style:name="T7_98" style:family="text"/>
    <style:style style:name="T7_99" style:family="text"/>
    <style:style style:name="T7_100" style:family="text"/>
    <style:style style:name="T7_101" style:family="text"/>
    <style:style style:name="T7_102" style:family="text"/>
    <style:style style:name="T7_103" style:family="text"/>
    <style:style style:name="T7_104" style:family="text"/>
    <style:style style:name="T7_105" style:family="text"/>
    <style:style style:name="T7_106" style:family="text"/>
    <style:style style:name="T7_107" style:family="text"/>
    <style:style style:name="T7_108" style:family="text"/>
    <style:style style:name="T7_109" style:family="text"/>
    <style:style style:name="T7_110" style:family="text"/>
    <style:style style:name="T7_111" style:family="text"/>
    <style:style style:name="T7_112" style:family="text"/>
    <style:style style:name="T7_113" style:family="text"/>
    <style:style style:name="T7_114" style:family="text"/>
    <style:style style:name="T7_115" style:family="text"/>
    <style:style style:name="T7_116" style:family="text"/>
    <style:style style:name="T7_117" style:family="text"/>
    <style:style style:name="T7_118" style:family="text"/>
    <style:style style:name="T7_119" style:family="text"/>
    <style:style style:name="T7_120" style:family="text"/>
    <style:style style:name="T7_121" style:family="text"/>
    <style:style style:name="T7_122" style:family="text"/>
    <style:style style:name="T7_123" style:family="text"/>
    <style:style style:name="T7_124" style:family="text"/>
    <style:style style:name="T7_125" style:family="text"/>
    <style:style style:name="T7_126" style:family="text"/>
    <style:style style:name="T7_127" style:family="text"/>
    <style:style style:name="T7_128" style:family="text"/>
    <style:style style:name="T7_129" style:family="text"/>
    <style:style style:name="T7_130" style:family="text"/>
    <style:style style:name="T7_131" style:family="text"/>
    <style:style style:name="T7_132" style:family="text"/>
    <style:style style:name="T7_133" style:family="text"/>
    <style:style style:name="T7_134" style:family="text"/>
    <style:style style:name="T7_135" style:family="text"/>
    <style:style style:name="T7_136" style:family="text"/>
    <style:style style:name="T7_137" style:family="text"/>
    <style:style style:name="T7_138" style:family="text"/>
    <style:style style:name="T7_139" style:family="text"/>
    <style:style style:name="T7_140" style:family="text"/>
    <style:style style:name="T7_141" style:family="text"/>
    <style:style style:name="T7_142" style:family="text"/>
    <style:style style:name="T7_143" style:family="text"/>
    <style:style style:name="T7_144" style:family="text"/>
    <style:style style:name="T7_145" style:family="text"/>
    <style:style style:name="T7_146" style:family="text"/>
    <style:style style:name="T7_147" style:family="text"/>
    <style:style style:name="T7_148" style:family="text"/>
    <style:style style:name="T7_149" style:family="text"/>
    <style:style style:name="T7_150" style:family="text"/>
    <style:style style:name="T7_151" style:family="text"/>
    <style:style style:name="T7_152" style:family="text"/>
    <style:style style:name="T7_153" style:family="text"/>
    <style:style style:name="T7_154" style:family="text"/>
    <style:style style:name="T7_155" style:family="text"/>
    <style:style style:name="T7_156" style:family="text"/>
    <style:style style:name="T7_157" style:family="text"/>
    <style:style style:name="T7_158" style:family="text"/>
    <style:style style:name="T7_159" style:family="text"/>
    <style:style style:name="T7_160" style:family="text"/>
    <style:style style:name="T7_161" style:family="text"/>
    <style:style style:name="T7_162" style:family="text"/>
    <style:style style:name="T7_163" style:family="text"/>
    <style:style style:name="T7_164" style:family="text"/>
    <style:style style:name="T7_165" style:family="text"/>
    <style:style style:name="T7_166" style:family="text"/>
    <style:style style:name="T7_167" style:family="text"/>
    <style:style style:name="T7_168" style:family="text"/>
    <style:style style:name="T7_169" style:family="text"/>
    <style:style style:name="T7_170" style:family="text"/>
    <style:style style:name="T7_171" style:family="text"/>
    <style:style style:name="T7_172" style:family="text"/>
    <style:style style:name="T7_173" style:family="text"/>
    <style:style style:name="T7_174" style:family="text"/>
    <style:style style:name="T7_175" style:family="text"/>
    <style:style style:name="T7_176" style:family="text"/>
    <style:style style:name="T7_177" style:family="text"/>
    <style:style style:name="T7_178" style:family="text"/>
    <style:style style:name="T7_179" style:family="text"/>
    <style:style style:name="T7_180" style:family="text"/>
    <style:style style:name="T7_181" style:family="text"/>
    <style:style style:name="T7_182" style:family="text"/>
    <style:style style:name="T7_183" style:family="text"/>
    <style:style style:name="T7_184" style:family="text"/>
    <style:style style:name="T7_185" style:family="text"/>
    <style:style style:name="T7_186" style:family="text"/>
    <style:style style:name="T7_187" style:family="text"/>
    <style:style style:name="T7_188" style:family="text"/>
    <style:style style:name="T7_189" style:family="text"/>
    <style:style style:name="T7_190" style:family="text"/>
    <style:style style:name="T7_191" style:family="text"/>
    <style:style style:name="T7_192" style:family="text"/>
    <style:style style:name="T7_193" style:family="text"/>
    <style:style style:name="T7_194" style:family="text"/>
    <style:style style:name="T7_195" style:family="text"/>
    <style:style style:name="T7_196" style:family="text"/>
    <style:style style:name="T7_197" style:family="text"/>
    <style:style style:name="T7_198" style:family="text"/>
    <style:style style:name="T7_199" style:family="text"/>
    <style:style style:name="T7_200" style:family="text"/>
    <style:style style:name="T7_201" style:family="text"/>
    <style:style style:name="T7_202" style:family="text"/>
    <style:style style:name="T7_203" style:family="text"/>
    <style:style style:name="T7_204" style:family="text"/>
    <style:style style:name="T7_205" style:family="text"/>
    <style:style style:name="T7_206" style:family="text"/>
    <style:style style:name="T7_207" style:family="text"/>
    <style:style style:name="T7_208" style:family="text"/>
    <style:style style:name="T7_209" style:family="text"/>
    <style:style style:name="T7_210" style:family="text"/>
    <style:style style:name="T7_211" style:family="text"/>
    <style:style style:name="T7_212" style:family="text"/>
    <style:style style:name="T7_213" style:family="text"/>
    <style:style style:name="T7_214" style:family="text"/>
    <style:style style:name="T7_215" style:family="text"/>
    <style:style style:name="T7_216" style:family="text"/>
    <style:style style:name="T7_217" style:family="text"/>
    <style:style style:name="T7_218" style:family="text"/>
    <style:style style:name="T7_219" style:family="text"/>
    <style:style style:name="T7_220" style:family="text"/>
    <style:style style:name="T7_221" style:family="text"/>
    <style:style style:name="T7_222" style:family="text"/>
    <style:style style:name="T7_223" style:family="text"/>
    <style:style style:name="T7_224" style:family="text"/>
    <style:style style:name="T7_225" style:family="text"/>
    <style:style style:name="T7_226" style:family="text"/>
    <style:style style:name="T7_227" style:family="text"/>
    <style:style style:name="T7_228" style:family="text"/>
    <style:style style:name="T7_229" style:family="text"/>
    <style:style style:name="T7_230" style:family="text"/>
    <style:style style:name="T7_231" style:family="text"/>
    <style:style style:name="T7_232" style:family="text"/>
    <style:style style:name="T7_233" style:family="text"/>
    <style:style style:name="T7_234" style:family="text"/>
    <style:style style:name="T7_235" style:family="text"/>
    <style:style style:name="T7_236" style:family="text"/>
    <style:style style:name="T7_237" style:family="text"/>
    <style:style style:name="T7_238" style:family="text"/>
    <style:style style:name="T7_239" style:family="text"/>
    <style:style style:name="T7_240" style:family="text"/>
    <style:style style:name="T7_241" style:family="text"/>
    <style:style style:name="T7_242" style:family="text"/>
    <style:style style:name="T7_243" style:family="text"/>
    <style:style style:name="T7_244" style:family="text"/>
    <style:style style:name="T7_245" style:family="text"/>
    <style:style style:name="T7_246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T9_90" style:family="text"/>
    <style:style style:name="T9_91" style:family="text"/>
    <style:style style:name="T9_92" style:family="text"/>
    <style:style style:name="T9_93" style:family="text"/>
    <style:style style:name="T9_94" style:family="text"/>
    <style:style style:name="T9_95" style:family="text"/>
    <style:style style:name="T9_96" style:family="text"/>
    <style:style style:name="T9_97" style:family="text"/>
    <style:style style:name="T9_98" style:family="text"/>
    <style:style style:name="T9_99" style:family="text"/>
    <style:style style:name="T9_100" style:family="text"/>
    <style:style style:name="T9_101" style:family="text"/>
    <style:style style:name="T9_102" style:family="text"/>
    <style:style style:name="T9_103" style:family="text"/>
    <style:style style:name="T9_104" style:family="text"/>
    <style:style style:name="T9_105" style:family="text"/>
    <style:style style:name="T9_106" style:family="text"/>
    <style:style style:name="T9_107" style:family="text"/>
    <style:style style:name="T9_108" style:family="text"/>
    <style:style style:name="T9_109" style:family="text"/>
    <style:style style:name="T9_110" style:family="text"/>
    <style:style style:name="T9_111" style:family="text"/>
    <style:style style:name="T9_112" style:family="text"/>
    <style:style style:name="T9_113" style:family="text"/>
    <style:style style:name="T9_114" style:family="text"/>
    <style:style style:name="T9_115" style:family="text"/>
    <style:style style:name="T9_116" style:family="text"/>
    <style:style style:name="T9_117" style:family="text"/>
    <style:style style:name="T9_118" style:family="text"/>
    <style:style style:name="T9_119" style:family="text"/>
    <style:style style:name="T9_120" style:family="text"/>
    <style:style style:name="T9_121" style:family="text"/>
    <style:style style:name="T9_122" style:family="text"/>
    <style:style style:name="T9_123" style:family="text"/>
    <style:style style:name="T9_124" style:family="text"/>
    <style:style style:name="T9_125" style:family="text"/>
    <style:style style:name="T9_126" style:family="text"/>
    <style:style style:name="T9_127" style:family="text"/>
    <style:style style:name="T9_128" style:family="text"/>
    <style:style style:name="T9_129" style:family="text"/>
    <style:style style:name="T9_130" style:family="text"/>
    <style:style style:name="T9_131" style:family="text"/>
    <style:style style:name="T9_132" style:family="text"/>
    <style:style style:name="T9_133" style:family="text"/>
    <style:style style:name="T9_134" style:family="text"/>
    <style:style style:name="T9_135" style:family="text"/>
    <style:style style:name="T9_136" style:family="text"/>
    <style:style style:name="T9_137" style:family="text"/>
    <style:style style:name="T9_138" style:family="text"/>
    <style:style style:name="T9_139" style:family="text"/>
    <style:style style:name="T9_140" style:family="text"/>
    <style:style style:name="T9_141" style:family="text"/>
    <style:style style:name="T9_142" style:family="text"/>
    <style:style style:name="T9_143" style:family="text"/>
    <style:style style:name="T9_144" style:family="text"/>
    <style:style style:name="T9_145" style:family="text"/>
    <style:style style:name="T9_146" style:family="text"/>
    <style:style style:name="T9_147" style:family="text"/>
    <style:style style:name="T9_148" style:family="text"/>
    <style:style style:name="T9_149" style:family="text"/>
    <style:style style:name="T9_150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>
      <style:text-properties fo:font-weight="bold" style:font-weight-asian="bold" style:font-weight-complex="bold"/>
    </style:style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T11_52" style:family="text"/>
    <style:style style:name="T11_53" style:family="text"/>
    <style:style style:name="T11_54" style:family="text"/>
    <style:style style:name="T11_55" style:family="text"/>
    <style:style style:name="T11_56" style:family="text"/>
    <style:style style:name="T11_57" style:family="text"/>
    <style:style style:name="T11_58" style:family="text"/>
    <style:style style:name="T11_59" style:family="text"/>
    <style:style style:name="T11_60" style:family="text"/>
    <style:style style:name="T11_61" style:family="text"/>
    <style:style style:name="T11_62" style:family="text"/>
    <style:style style:name="T11_63" style:family="text"/>
    <style:style style:name="T11_64" style:family="text"/>
    <style:style style:name="T11_65" style:family="text"/>
    <style:style style:name="T11_66" style:family="text"/>
    <style:style style:name="T11_67" style:family="text"/>
    <style:style style:name="T11_68" style:family="text"/>
    <style:style style:name="T11_69" style:family="text"/>
    <style:style style:name="T11_70" style:family="text"/>
    <style:style style:name="T11_71" style:family="text"/>
    <style:style style:name="T11_72" style:family="text"/>
    <style:style style:name="T11_73" style:family="text"/>
    <style:style style:name="T11_74" style:family="text"/>
    <style:style style:name="T11_75" style:family="text"/>
    <style:style style:name="T11_76" style:family="text"/>
    <style:style style:name="T11_77" style:family="text"/>
    <style:style style:name="T11_78" style:family="text"/>
    <style:style style:name="T11_79" style:family="text"/>
    <style:style style:name="T11_80" style:family="text"/>
    <style:style style:name="T11_81" style:family="text"/>
    <style:style style:name="T11_82" style:family="text"/>
    <style:style style:name="T11_83" style:family="text"/>
    <style:style style:name="T11_84" style:family="text"/>
    <style:style style:name="T11_85" style:family="text"/>
    <style:style style:name="T11_86" style:family="text"/>
    <style:style style:name="T11_87" style:family="text"/>
    <style:style style:name="T11_88" style:family="text"/>
    <style:style style:name="T11_89" style:family="text"/>
    <style:style style:name="T11_90" style:family="text"/>
    <style:style style:name="T11_91" style:family="text"/>
    <style:style style:name="T11_92" style:family="text"/>
    <style:style style:name="T11_93" style:family="text"/>
    <style:style style:name="T11_94" style:family="text"/>
    <style:style style:name="T11_95" style:family="text"/>
    <style:style style:name="T11_96" style:family="text"/>
    <style:style style:name="T11_97" style:family="text"/>
    <style:style style:name="T11_98" style:family="text"/>
    <style:style style:name="T11_99" style:family="text"/>
    <style:style style:name="T11_100" style:family="text"/>
    <style:style style:name="T11_101" style:family="text"/>
    <style:style style:name="T11_102" style:family="text"/>
    <style:style style:name="T11_103" style:family="text"/>
    <style:style style:name="T11_104" style:family="text"/>
    <style:style style:name="T11_105" style:family="text"/>
    <style:style style:name="T11_106" style:family="text"/>
    <style:style style:name="T11_107" style:family="text"/>
    <style:style style:name="T11_108" style:family="text"/>
    <style:style style:name="T11_109" style:family="text"/>
    <style:style style:name="T11_110" style:family="text"/>
    <style:style style:name="T11_111" style:family="text"/>
    <style:style style:name="T11_112" style:family="text"/>
    <style:style style:name="T11_113" style:family="text"/>
    <style:style style:name="T11_114" style:family="text"/>
    <style:style style:name="T11_115" style:family="text"/>
    <style:style style:name="T11_116" style:family="text"/>
    <style:style style:name="T11_117" style:family="text"/>
    <style:style style:name="T11_118" style:family="text"/>
    <style:style style:name="T11_119" style:family="text"/>
    <style:style style:name="T11_120" style:family="text"/>
    <style:style style:name="T11_121" style:family="text"/>
    <style:style style:name="T11_122" style:family="text"/>
    <style:style style:name="T11_123" style:family="text"/>
    <style:style style:name="T11_124" style:family="text"/>
    <style:style style:name="T11_125" style:family="text"/>
    <style:style style:name="T11_126" style:family="text"/>
    <style:style style:name="T11_127" style:family="text"/>
    <style:style style:name="T11_128" style:family="text"/>
    <style:style style:name="T11_129" style:family="text"/>
    <style:style style:name="T11_130" style:family="text"/>
    <style:style style:name="T11_131" style:family="text"/>
    <style:style style:name="T11_132" style:family="text"/>
    <style:style style:name="T11_133" style:family="text"/>
    <style:style style:name="T11_134" style:family="text"/>
    <style:style style:name="T11_135" style:family="text"/>
    <style:style style:name="T11_136" style:family="text"/>
    <style:style style:name="T11_137" style:family="text"/>
    <style:style style:name="T11_138" style:family="text"/>
    <style:style style:name="T11_139" style:family="text"/>
    <style:style style:name="T11_140" style:family="text"/>
    <style:style style:name="T11_141" style:family="text"/>
    <style:style style:name="T11_142" style:family="text"/>
    <style:style style:name="T11_143" style:family="text"/>
    <style:style style:name="T11_144" style:family="text"/>
    <style:style style:name="T11_145" style:family="text"/>
    <style:style style:name="T11_146" style:family="text"/>
    <style:style style:name="T11_147" style:family="text"/>
    <style:style style:name="T11_148" style:family="text"/>
    <style:style style:name="T11_149" style:family="text"/>
    <style:style style:name="T11_150" style:family="text"/>
    <style:style style:name="T11_151" style:family="text"/>
    <style:style style:name="T11_152" style:family="text"/>
    <style:style style:name="T11_153" style:family="text"/>
    <style:style style:name="T11_154" style:family="text"/>
    <style:style style:name="P12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fo:background-color="#ffffff"/>
    </style:style>
    <style:style style:name="T13_2" style:family="text">
      <style:text-properties fo:background-color="#ffffff"/>
    </style:style>
    <style:style style:name="T13_3" style:family="text">
      <style:text-properties fo:background-color="#ffffff"/>
    </style:style>
    <style:style style:name="T13_4" style:family="text">
      <style:text-properties fo:background-color="#ffffff"/>
    </style:style>
    <style:style style:name="T13_5" style:family="text">
      <style:text-properties fo:background-color="#ffffff"/>
    </style:style>
    <style:style style:name="T13_6" style:family="text">
      <style:text-properties fo:background-color="#ffffff"/>
    </style:style>
    <style:style style:name="T13_7" style:family="text">
      <style:text-properties fo:background-color="#ffffff"/>
    </style:style>
    <style:style style:name="T13_8" style:family="text">
      <style:text-properties fo:background-color="#ffffff"/>
    </style:style>
    <style:style style:name="T13_9" style:family="text">
      <style:text-properties fo:background-color="#ffffff"/>
    </style:style>
    <style:style style:name="T13_10" style:family="text">
      <style:text-properties fo:background-color="#ffffff"/>
    </style:style>
    <style:style style:name="T13_11" style:family="text">
      <style:text-properties fo:background-color="#ffffff"/>
    </style:style>
    <style:style style:name="T13_12" style:family="text">
      <style:text-properties fo:background-color="#ffffff"/>
    </style:style>
    <style:style style:name="T13_13" style:family="text">
      <style:text-properties fo:background-color="#ffffff"/>
    </style:style>
    <style:style style:name="T13_14" style:family="text">
      <style:text-properties fo:background-color="#ffffff"/>
    </style:style>
    <style:style style:name="T13_15" style:family="text">
      <style:text-properties fo:background-color="#ffffff"/>
    </style:style>
    <style:style style:name="T13_16" style:family="text">
      <style:text-properties fo:background-color="#ffffff"/>
    </style:style>
    <style:style style:name="T13_17" style:family="text">
      <style:text-properties fo:background-color="#ffffff"/>
    </style:style>
    <style:style style:name="T13_18" style:family="text">
      <style:text-properties fo:background-color="#ffffff"/>
    </style:style>
    <style:style style:name="T13_19" style:family="text">
      <style:text-properties fo:background-color="#ffffff"/>
    </style:style>
    <style:style style:name="T13_20" style:family="text">
      <style:text-properties fo:background-color="#ffffff"/>
    </style:style>
    <style:style style:name="T13_21" style:family="text">
      <style:text-properties fo:background-color="#ffffff"/>
    </style:style>
    <style:style style:name="T13_22" style:family="text">
      <style:text-properties fo:background-color="#ffffff"/>
    </style:style>
    <style:style style:name="T13_23" style:family="text">
      <style:text-properties fo:background-color="#ffffff"/>
    </style:style>
    <style:style style:name="T13_24" style:family="text">
      <style:text-properties fo:background-color="#ffffff"/>
    </style:style>
    <style:style style:name="T13_25" style:family="text">
      <style:text-properties fo:background-color="#ffffff"/>
    </style:style>
    <style:style style:name="T13_26" style:family="text">
      <style:text-properties fo:background-color="#ffffff"/>
    </style:style>
    <style:style style:name="T13_27" style:family="text">
      <style:text-properties fo:background-color="#ffffff"/>
    </style:style>
    <style:style style:name="T13_28" style:family="text">
      <style:text-properties fo:background-color="#ffffff"/>
    </style:style>
    <style:style style:name="T13_29" style:family="text">
      <style:text-properties fo:background-color="#ffffff"/>
    </style:style>
    <style:style style:name="T13_30" style:family="text">
      <style:text-properties fo:background-color="#ffffff"/>
    </style:style>
    <style:style style:name="T13_31" style:family="text">
      <style:text-properties fo:background-color="#ffffff"/>
    </style:style>
    <style:style style:name="T13_32" style:family="text">
      <style:text-properties fo:background-color="#ffffff"/>
    </style:style>
    <style:style style:name="T13_33" style:family="text">
      <style:text-properties fo:background-color="#ffffff"/>
    </style:style>
    <style:style style:name="T13_34" style:family="text">
      <style:text-properties fo:background-color="#ffffff"/>
    </style:style>
    <style:style style:name="T13_35" style:family="text">
      <style:text-properties fo:background-color="#ffffff"/>
    </style:style>
    <style:style style:name="T13_36" style:family="text">
      <style:text-properties fo:background-color="#ffffff"/>
    </style:style>
    <style:style style:name="T13_37" style:family="text">
      <style:text-properties fo:background-color="#ffffff"/>
    </style:style>
    <style:style style:name="T13_38" style:family="text">
      <style:text-properties fo:background-color="#ffffff"/>
    </style:style>
    <style:style style:name="T13_39" style:family="text">
      <style:text-properties fo:background-color="#ffffff"/>
    </style:style>
    <style:style style:name="T13_40" style:family="text">
      <style:text-properties fo:background-color="#ffffff"/>
    </style:style>
    <style:style style:name="T13_41" style:family="text">
      <style:text-properties fo:background-color="#ffffff"/>
    </style:style>
    <style:style style:name="T13_42" style:family="text">
      <style:text-properties fo:background-color="#ffffff"/>
    </style:style>
    <style:style style:name="T13_43" style:family="text">
      <style:text-properties fo:background-color="#ffffff"/>
    </style:style>
    <style:style style:name="T13_44" style:family="text">
      <style:text-properties fo:background-color="#ffffff"/>
    </style:style>
    <style:style style:name="T13_45" style:family="text">
      <style:text-properties fo:background-color="#ffffff"/>
    </style:style>
    <style:style style:name="T13_46" style:family="text">
      <style:text-properties fo:background-color="#ffffff"/>
    </style:style>
    <style:style style:name="T13_47" style:family="text">
      <style:text-properties fo:background-color="#ffffff"/>
    </style:style>
    <style:style style:name="T13_48" style:family="text">
      <style:text-properties fo:background-color="#ffffff"/>
    </style:style>
    <style:style style:name="T13_49" style:family="text">
      <style:text-properties fo:background-color="#ffffff"/>
    </style:style>
    <style:style style:name="T13_50" style:family="text">
      <style:text-properties fo:background-color="#ffffff"/>
    </style:style>
    <style:style style:name="T13_51" style:family="text">
      <style:text-properties fo:background-color="#ffffff"/>
    </style:style>
    <style:style style:name="T13_52" style:family="text">
      <style:text-properties fo:background-color="#ffffff"/>
    </style:style>
    <style:style style:name="T13_53" style:family="text">
      <style:text-properties fo:background-color="#ffffff"/>
    </style:style>
    <style:style style:name="T13_54" style:family="text">
      <style:text-properties fo:background-color="#ffffff"/>
    </style:style>
    <style:style style:name="T13_55" style:family="text">
      <style:text-properties fo:background-color="#ffffff"/>
    </style:style>
    <style:style style:name="T13_56" style:family="text">
      <style:text-properties fo:background-color="#ffffff"/>
    </style:style>
    <style:style style:name="T13_57" style:family="text">
      <style:text-properties fo:background-color="#ffffff"/>
    </style:style>
    <style:style style:name="T13_58" style:family="text">
      <style:text-properties fo:background-color="#ffffff"/>
    </style:style>
    <style:style style:name="T13_59" style:family="text">
      <style:text-properties fo:background-color="#ffffff"/>
    </style:style>
    <style:style style:name="T13_60" style:family="text">
      <style:text-properties fo:background-color="#ffffff"/>
    </style:style>
    <style:style style:name="T13_61" style:family="text">
      <style:text-properties fo:background-color="#ffffff"/>
    </style:style>
    <style:style style:name="T13_62" style:family="text">
      <style:text-properties fo:background-color="#ffffff"/>
    </style:style>
    <style:style style:name="T13_63" style:family="text">
      <style:text-properties fo:background-color="#ffffff"/>
    </style:style>
    <style:style style:name="T13_64" style:family="text">
      <style:text-properties fo:background-color="#ffffff"/>
    </style:style>
    <style:style style:name="T13_65" style:family="text">
      <style:text-properties fo:background-color="#ffffff"/>
    </style:style>
    <style:style style:name="T13_66" style:family="text">
      <style:text-properties fo:background-color="#ffffff"/>
    </style:style>
    <style:style style:name="T13_67" style:family="text">
      <style:text-properties fo:background-color="#ffffff"/>
    </style:style>
    <style:style style:name="T13_68" style:family="text">
      <style:text-properties fo:background-color="#ffffff"/>
    </style:style>
    <style:style style:name="T13_69" style:family="text">
      <style:text-properties fo:background-color="#ffffff"/>
    </style:style>
    <style:style style:name="T13_70" style:family="text">
      <style:text-properties fo:background-color="#ffffff"/>
    </style:style>
    <style:style style:name="T13_71" style:family="text">
      <style:text-properties fo:background-color="#ffffff"/>
    </style:style>
    <style:style style:name="T13_72" style:family="text">
      <style:text-properties fo:background-color="#ffffff"/>
    </style:style>
    <style:style style:name="T13_73" style:family="text">
      <style:text-properties fo:background-color="#ffffff"/>
    </style:style>
    <style:style style:name="T13_74" style:family="text">
      <style:text-properties fo:background-color="#ffffff"/>
    </style:style>
    <style:style style:name="T13_75" style:family="text">
      <style:text-properties fo:background-color="#ffffff"/>
    </style:style>
    <style:style style:name="T13_76" style:family="text">
      <style:text-properties fo:background-color="#ffffff"/>
    </style:style>
    <style:style style:name="T13_77" style:family="text">
      <style:text-properties fo:background-color="#ffffff"/>
    </style:style>
    <style:style style:name="T13_78" style:family="text">
      <style:text-properties fo:background-color="#ffffff"/>
    </style:style>
    <style:style style:name="T13_79" style:family="text">
      <style:text-properties fo:background-color="#ffffff"/>
    </style:style>
    <style:style style:name="T13_80" style:family="text">
      <style:text-properties fo:background-color="#ffffff"/>
    </style:style>
    <style:style style:name="T13_81" style:family="text">
      <style:text-properties fo:background-color="#ffffff"/>
    </style:style>
    <style:style style:name="T13_82" style:family="text">
      <style:text-properties fo:background-color="#ffffff"/>
    </style:style>
    <style:style style:name="T13_83" style:family="text">
      <style:text-properties fo:background-color="#ffffff"/>
    </style:style>
    <style:style style:name="T13_84" style:family="text">
      <style:text-properties fo:background-color="#ffffff"/>
    </style:style>
    <style:style style:name="T13_85" style:family="text">
      <style:text-properties fo:background-color="#ffffff"/>
    </style:style>
    <style:style style:name="T13_86" style:family="text">
      <style:text-properties fo:background-color="#ffffff"/>
    </style:style>
    <style:style style:name="T13_87" style:family="text">
      <style:text-properties fo:background-color="#ffffff"/>
    </style:style>
    <style:style style:name="T13_88" style:family="text">
      <style:text-properties fo:background-color="#ffffff"/>
    </style:style>
    <style:style style:name="T13_89" style:family="text">
      <style:text-properties fo:background-color="#ffffff"/>
    </style:style>
    <style:style style:name="T13_90" style:family="text">
      <style:text-properties fo:background-color="#ffffff"/>
    </style:style>
    <style:style style:name="T13_91" style:family="text">
      <style:text-properties fo:background-color="#ffffff"/>
    </style:style>
    <style:style style:name="T13_92" style:family="text">
      <style:text-properties fo:background-color="#ffffff"/>
    </style:style>
    <style:style style:name="T13_93" style:family="text">
      <style:text-properties fo:background-color="#ffffff"/>
    </style:style>
    <style:style style:name="T13_94" style:family="text">
      <style:text-properties fo:background-color="#ffffff"/>
    </style:style>
    <style:style style:name="T13_95" style:family="text">
      <style:text-properties fo:background-color="#ffffff"/>
    </style:style>
    <style:style style:name="T13_96" style:family="text">
      <style:text-properties fo:background-color="#ffffff"/>
    </style:style>
    <style:style style:name="T13_97" style:family="text">
      <style:text-properties fo:background-color="#ffffff"/>
    </style:style>
    <style:style style:name="T13_98" style:family="text">
      <style:text-properties fo:background-color="#ffffff"/>
    </style:style>
    <style:style style:name="T13_99" style:family="text">
      <style:text-properties fo:background-color="#ffffff"/>
    </style:style>
    <style:style style:name="T13_100" style:family="text">
      <style:text-properties fo:background-color="#ffffff"/>
    </style:style>
    <style:style style:name="T13_101" style:family="text">
      <style:text-properties fo:background-color="#ffffff"/>
    </style:style>
    <style:style style:name="T13_102" style:family="text">
      <style:text-properties fo:background-color="#ffffff"/>
    </style:style>
    <style:style style:name="T13_103" style:family="text">
      <style:text-properties fo:background-color="#ffffff"/>
    </style:style>
    <style:style style:name="T13_104" style:family="text">
      <style:text-properties fo:background-color="#ffffff"/>
    </style:style>
    <style:style style:name="T13_105" style:family="text">
      <style:text-properties fo:background-color="#ffffff"/>
    </style:style>
    <style:style style:name="T13_106" style:family="text">
      <style:text-properties fo:background-color="#ffffff"/>
    </style:style>
    <style:style style:name="T13_107" style:family="text">
      <style:text-properties fo:background-color="#ffffff"/>
    </style:style>
    <style:style style:name="T13_108" style:family="text">
      <style:text-properties fo:background-color="#ffffff"/>
    </style:style>
    <style:style style:name="T13_109" style:family="text">
      <style:text-properties fo:background-color="#ffffff"/>
    </style:style>
    <style:style style:name="T13_110" style:family="text">
      <style:text-properties fo:background-color="#ffffff"/>
    </style:style>
    <style:style style:name="T13_111" style:family="text">
      <style:text-properties fo:background-color="#ffffff"/>
    </style:style>
    <style:style style:name="T13_112" style:family="text">
      <style:text-properties fo:background-color="#ffffff"/>
    </style:style>
    <style:style style:name="T13_113" style:family="text">
      <style:text-properties fo:background-color="#ffffff"/>
    </style:style>
    <style:style style:name="T13_114" style:family="text">
      <style:text-properties fo:background-color="#ffffff"/>
    </style:style>
    <style:style style:name="T13_115" style:family="text">
      <style:text-properties fo:background-color="#ffffff"/>
    </style:style>
    <style:style style:name="T13_116" style:family="text">
      <style:text-properties fo:background-color="#ffffff"/>
    </style:style>
    <style:style style:name="T13_117" style:family="text">
      <style:text-properties fo:background-color="#ffffff"/>
    </style:style>
    <style:style style:name="T13_118" style:family="text">
      <style:text-properties fo:background-color="#ffffff"/>
    </style:style>
    <style:style style:name="T13_119" style:family="text">
      <style:text-properties fo:background-color="#ffffff"/>
    </style:style>
    <style:style style:name="T13_120" style:family="text">
      <style:text-properties fo:background-color="#ffffff"/>
    </style:style>
    <style:style style:name="T13_121" style:family="text">
      <style:text-properties fo:background-color="#ffffff"/>
    </style:style>
    <style:style style:name="T13_122" style:family="text">
      <style:text-properties fo:background-color="#ffffff"/>
    </style:style>
    <style:style style:name="T13_123" style:family="text">
      <style:text-properties fo:background-color="#ffffff"/>
    </style:style>
    <style:style style:name="T13_124" style:family="text">
      <style:text-properties fo:background-color="#ffffff"/>
    </style:style>
    <style:style style:name="T13_125" style:family="text">
      <style:text-properties fo:background-color="#ffffff"/>
    </style:style>
    <style:style style:name="T13_126" style:family="text">
      <style:text-properties fo:background-color="#ffffff"/>
    </style:style>
    <style:style style:name="T13_127" style:family="text">
      <style:text-properties fo:background-color="#ffffff"/>
    </style:style>
    <style:style style:name="T13_128" style:family="text">
      <style:text-properties fo:background-color="#ffffff"/>
    </style:style>
    <style:style style:name="T13_129" style:family="text">
      <style:text-properties fo:background-color="#ffffff"/>
    </style:style>
    <style:style style:name="T13_130" style:family="text">
      <style:text-properties fo:background-color="#ffffff"/>
    </style:style>
    <style:style style:name="T13_131" style:family="text">
      <style:text-properties fo:background-color="#ffffff"/>
    </style:style>
    <style:style style:name="T13_132" style:family="text">
      <style:text-properties fo:background-color="#ffffff"/>
    </style:style>
    <style:style style:name="T13_133" style:family="text">
      <style:text-properties fo:background-color="#ffffff"/>
    </style:style>
    <style:style style:name="T13_134" style:family="text">
      <style:text-properties fo:background-color="#ffffff"/>
    </style:style>
    <style:style style:name="T13_135" style:family="text">
      <style:text-properties fo:background-color="#ffffff"/>
    </style:style>
    <style:style style:name="T13_136" style:family="text">
      <style:text-properties fo:background-color="#ffffff"/>
    </style:style>
    <style:style style:name="T13_137" style:family="text">
      <style:text-properties fo:background-color="#ffffff"/>
    </style:style>
    <style:style style:name="T13_138" style:family="text">
      <style:text-properties fo:background-color="#ffffff"/>
    </style:style>
    <style:style style:name="T13_139" style:family="text">
      <style:text-properties fo:background-color="#ffffff"/>
    </style:style>
    <style:style style:name="T13_140" style:family="text">
      <style:text-properties fo:background-color="#ffffff"/>
    </style:style>
    <style:style style:name="T13_141" style:family="text">
      <style:text-properties fo:background-color="#ffffff"/>
    </style:style>
    <style:style style:name="T13_142" style:family="text">
      <style:text-properties fo:background-color="#ffffff"/>
    </style:style>
    <style:style style:name="T13_143" style:family="text">
      <style:text-properties fo:background-color="#ffffff"/>
    </style:style>
    <style:style style:name="T13_144" style:family="text">
      <style:text-properties fo:background-color="#ffffff"/>
    </style:style>
    <style:style style:name="T13_145" style:family="text">
      <style:text-properties fo:background-color="#ffffff"/>
    </style:style>
    <style:style style:name="T13_146" style:family="text">
      <style:text-properties fo:background-color="#ffffff"/>
    </style:style>
    <style:style style:name="T13_147" style:family="text">
      <style:text-properties fo:background-color="#ffffff"/>
    </style:style>
    <style:style style:name="T13_148" style:family="text">
      <style:text-properties fo:background-color="#ffffff"/>
    </style:style>
    <style:style style:name="T13_149" style:family="text">
      <style:text-properties fo:background-color="#ffffff"/>
    </style:style>
    <style:style style:name="T13_150" style:family="text">
      <style:text-properties fo:background-color="#ffffff"/>
    </style:style>
    <style:style style:name="T13_151" style:family="text">
      <style:text-properties fo:background-color="#ffffff"/>
    </style:style>
    <style:style style:name="T13_152" style:family="text">
      <style:text-properties fo:background-color="#ffffff"/>
    </style:style>
    <style:style style:name="T13_153" style:family="text">
      <style:text-properties fo:background-color="#ffffff"/>
    </style:style>
    <style:style style:name="T13_154" style:family="text">
      <style:text-properties fo:background-color="#ffffff"/>
    </style:style>
    <style:style style:name="T13_155" style:family="text">
      <style:text-properties fo:background-color="#ffffff"/>
    </style:style>
    <style:style style:name="T13_156" style:family="text">
      <style:text-properties fo:background-color="#ffffff"/>
    </style:style>
    <style:style style:name="T13_157" style:family="text">
      <style:text-properties fo:background-color="#ffffff"/>
    </style:style>
    <style:style style:name="T13_158" style:family="text">
      <style:text-properties fo:background-color="#ffffff"/>
    </style:style>
    <style:style style:name="T13_159" style:family="text">
      <style:text-properties fo:background-color="#ffffff"/>
    </style:style>
    <style:style style:name="T13_160" style:family="text">
      <style:text-properties fo:background-color="#ffffff"/>
    </style:style>
    <style:style style:name="T13_161" style:family="text">
      <style:text-properties fo:background-color="#ffffff"/>
    </style:style>
    <style:style style:name="T13_162" style:family="text">
      <style:text-properties fo:background-color="#ffffff"/>
    </style:style>
    <style:style style:name="T13_163" style:family="text">
      <style:text-properties fo:background-color="#ffffff"/>
    </style:style>
    <style:style style:name="T13_164" style:family="text">
      <style:text-properties fo:background-color="#ffffff"/>
    </style:style>
    <style:style style:name="T13_165" style:family="text">
      <style:text-properties fo:background-color="#ffffff"/>
    </style:style>
    <style:style style:name="T13_166" style:family="text">
      <style:text-properties fo:background-color="#ffffff"/>
    </style:style>
    <style:style style:name="T13_167" style:family="text">
      <style:text-properties fo:background-color="#ffffff"/>
    </style:style>
    <style:style style:name="T13_168" style:family="text">
      <style:text-properties fo:background-color="#ffffff"/>
    </style:style>
    <style:style style:name="T13_169" style:family="text">
      <style:text-properties fo:background-color="#ffffff"/>
    </style:style>
    <style:style style:name="T13_170" style:family="text">
      <style:text-properties fo:background-color="#ffffff"/>
    </style:style>
    <style:style style:name="T13_171" style:family="text">
      <style:text-properties fo:background-color="#ffffff"/>
    </style:style>
    <style:style style:name="T13_172" style:family="text">
      <style:text-properties fo:background-color="#ffffff"/>
    </style:style>
    <style:style style:name="T13_173" style:family="text">
      <style:text-properties fo:background-color="#ffffff"/>
    </style:style>
    <style:style style:name="T13_174" style:family="text">
      <style:text-properties fo:background-color="#ffffff"/>
    </style:style>
    <style:style style:name="T13_175" style:family="text">
      <style:text-properties fo:background-color="#ffffff"/>
    </style:style>
    <style:style style:name="T13_176" style:family="text">
      <style:text-properties fo:background-color="#ffffff"/>
    </style:style>
    <style:style style:name="T13_177" style:family="text">
      <style:text-properties fo:background-color="#ffffff"/>
    </style:style>
    <style:style style:name="T13_178" style:family="text">
      <style:text-properties fo:background-color="#ffffff"/>
    </style:style>
    <style:style style:name="T13_179" style:family="text">
      <style:text-properties fo:background-color="#ffffff"/>
    </style:style>
    <style:style style:name="T13_180" style:family="text">
      <style:text-properties fo:background-color="#ffffff"/>
    </style:style>
    <style:style style:name="T13_181" style:family="text">
      <style:text-properties fo:background-color="#ffffff"/>
    </style:style>
    <style:style style:name="T13_182" style:family="text">
      <style:text-properties fo:background-color="#ffffff"/>
    </style:style>
    <style:style style:name="T13_183" style:family="text">
      <style:text-properties fo:background-color="#ffffff"/>
    </style:style>
    <style:style style:name="T13_184" style:family="text">
      <style:text-properties fo:background-color="#ffffff"/>
    </style:style>
    <style:style style:name="T13_185" style:family="text">
      <style:text-properties fo:background-color="#ffffff"/>
    </style:style>
    <style:style style:name="T13_186" style:family="text">
      <style:text-properties fo:background-color="#ffffff"/>
    </style:style>
    <style:style style:name="T13_187" style:family="text">
      <style:text-properties fo:background-color="#ffffff"/>
    </style:style>
    <style:style style:name="T13_188" style:family="text">
      <style:text-properties fo:background-color="#ffffff"/>
    </style:style>
    <style:style style:name="T13_189" style:family="text">
      <style:text-properties fo:background-color="#ffffff"/>
    </style:style>
    <style:style style:name="T13_190" style:family="text">
      <style:text-properties fo:background-color="#ffffff"/>
    </style:style>
    <style:style style:name="P14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fo:background-color="#ffffff"/>
    </style:style>
    <style:style style:name="T15_2" style:family="text">
      <style:text-properties fo:background-color="#ffffff"/>
    </style:style>
    <style:style style:name="T15_3" style:family="text">
      <style:text-properties fo:background-color="#ffffff"/>
    </style:style>
    <style:style style:name="T15_4" style:family="text">
      <style:text-properties fo:background-color="#ffffff"/>
    </style:style>
    <style:style style:name="T15_5" style:family="text">
      <style:text-properties fo:background-color="#ffffff"/>
    </style:style>
    <style:style style:name="T15_6" style:family="text">
      <style:text-properties fo:background-color="#ffffff"/>
    </style:style>
    <style:style style:name="T15_7" style:family="text">
      <style:text-properties fo:background-color="#ffffff"/>
    </style:style>
    <style:style style:name="T15_8" style:family="text">
      <style:text-properties fo:background-color="#ffffff"/>
    </style:style>
    <style:style style:name="T15_9" style:family="text">
      <style:text-properties fo:background-color="#ffffff"/>
    </style:style>
    <style:style style:name="T15_10" style:family="text">
      <style:text-properties fo:background-color="#ffffff"/>
    </style:style>
    <style:style style:name="T15_11" style:family="text">
      <style:text-properties fo:background-color="#ffffff"/>
    </style:style>
    <style:style style:name="T15_12" style:family="text">
      <style:text-properties fo:background-color="#ffffff"/>
    </style:style>
    <style:style style:name="T15_13" style:family="text">
      <style:text-properties fo:background-color="#ffffff"/>
    </style:style>
    <style:style style:name="T15_14" style:family="text">
      <style:text-properties fo:background-color="#ffffff"/>
    </style:style>
    <style:style style:name="T15_15" style:family="text">
      <style:text-properties fo:background-color="#ffffff"/>
    </style:style>
    <style:style style:name="T15_16" style:family="text">
      <style:text-properties fo:background-color="#ffffff"/>
    </style:style>
    <style:style style:name="T15_17" style:family="text">
      <style:text-properties fo:background-color="#ffffff"/>
    </style:style>
    <style:style style:name="T15_18" style:family="text">
      <style:text-properties fo:background-color="#ffffff"/>
    </style:style>
    <style:style style:name="T15_19" style:family="text">
      <style:text-properties fo:background-color="#ffffff"/>
    </style:style>
    <style:style style:name="T15_20" style:family="text">
      <style:text-properties fo:background-color="#ffffff"/>
    </style:style>
    <style:style style:name="T15_21" style:family="text">
      <style:text-properties fo:background-color="#ffffff"/>
    </style:style>
    <style:style style:name="T15_22" style:family="text">
      <style:text-properties fo:background-color="#ffffff"/>
    </style:style>
    <style:style style:name="T15_23" style:family="text">
      <style:text-properties fo:background-color="#ffffff"/>
    </style:style>
    <style:style style:name="T15_24" style:family="text">
      <style:text-properties fo:background-color="#ffffff"/>
    </style:style>
    <style:style style:name="T15_25" style:family="text">
      <style:text-properties fo:background-color="#ffffff"/>
    </style:style>
    <style:style style:name="T15_26" style:family="text">
      <style:text-properties fo:background-color="#ffffff"/>
    </style:style>
    <style:style style:name="T15_27" style:family="text">
      <style:text-properties fo:background-color="#ffffff"/>
    </style:style>
    <style:style style:name="T15_28" style:family="text">
      <style:text-properties fo:background-color="#ffffff"/>
    </style:style>
    <style:style style:name="T15_29" style:family="text">
      <style:text-properties fo:background-color="#ffffff"/>
    </style:style>
    <style:style style:name="T15_30" style:family="text">
      <style:text-properties fo:background-color="#ffffff"/>
    </style:style>
    <style:style style:name="T15_31" style:family="text">
      <style:text-properties fo:background-color="#ffffff"/>
    </style:style>
    <style:style style:name="T15_32" style:family="text">
      <style:text-properties fo:background-color="#ffffff"/>
    </style:style>
    <style:style style:name="T15_33" style:family="text">
      <style:text-properties fo:background-color="#ffffff"/>
    </style:style>
    <style:style style:name="T15_34" style:family="text">
      <style:text-properties fo:background-color="#ffffff"/>
    </style:style>
    <style:style style:name="T15_35" style:family="text">
      <style:text-properties fo:background-color="#ffffff"/>
    </style:style>
    <style:style style:name="T15_36" style:family="text">
      <style:text-properties fo:background-color="#ffffff"/>
    </style:style>
    <style:style style:name="T15_37" style:family="text">
      <style:text-properties fo:background-color="#ffffff"/>
    </style:style>
    <style:style style:name="T15_38" style:family="text">
      <style:text-properties fo:background-color="#ffffff"/>
    </style:style>
    <style:style style:name="T15_39" style:family="text">
      <style:text-properties fo:background-color="#ffffff"/>
    </style:style>
    <style:style style:name="T15_40" style:family="text">
      <style:text-properties fo:background-color="#ffffff"/>
    </style:style>
    <style:style style:name="T15_41" style:family="text">
      <style:text-properties fo:background-color="#ffffff"/>
    </style:style>
    <style:style style:name="T15_42" style:family="text">
      <style:text-properties fo:background-color="#ffffff"/>
    </style:style>
    <style:style style:name="T15_43" style:family="text">
      <style:text-properties fo:background-color="#ffffff"/>
    </style:style>
    <style:style style:name="T15_44" style:family="text">
      <style:text-properties fo:background-color="#ffffff"/>
    </style:style>
    <style:style style:name="T15_45" style:family="text">
      <style:text-properties fo:background-color="#ffffff"/>
    </style:style>
    <style:style style:name="T15_46" style:family="text">
      <style:text-properties fo:background-color="#ffffff"/>
    </style:style>
    <style:style style:name="T15_47" style:family="text">
      <style:text-properties fo:background-color="#ffffff"/>
    </style:style>
    <style:style style:name="T15_48" style:family="text">
      <style:text-properties fo:background-color="#ffffff"/>
    </style:style>
    <style:style style:name="T15_49" style:family="text">
      <style:text-properties fo:background-color="#ffffff"/>
    </style:style>
    <style:style style:name="T15_50" style:family="text">
      <style:text-properties fo:background-color="#ffffff"/>
    </style:style>
    <style:style style:name="T15_51" style:family="text">
      <style:text-properties fo:background-color="#ffffff"/>
    </style:style>
    <style:style style:name="T15_52" style:family="text">
      <style:text-properties fo:background-color="#ffffff"/>
    </style:style>
    <style:style style:name="T15_53" style:family="text">
      <style:text-properties fo:background-color="#ffffff"/>
    </style:style>
    <style:style style:name="T15_54" style:family="text">
      <style:text-properties fo:background-color="#ffffff"/>
    </style:style>
    <style:style style:name="T15_55" style:family="text">
      <style:text-properties fo:background-color="#ffffff"/>
    </style:style>
    <style:style style:name="T15_56" style:family="text">
      <style:text-properties fo:background-color="#ffffff"/>
    </style:style>
    <style:style style:name="T15_57" style:family="text">
      <style:text-properties fo:background-color="#ffffff"/>
    </style:style>
    <style:style style:name="T15_58" style:family="text">
      <style:text-properties fo:background-color="#ffffff"/>
    </style:style>
    <style:style style:name="T15_59" style:family="text">
      <style:text-properties fo:background-color="#ffffff"/>
    </style:style>
    <style:style style:name="T15_60" style:family="text">
      <style:text-properties fo:background-color="#ffffff"/>
    </style:style>
    <style:style style:name="T15_61" style:family="text">
      <style:text-properties fo:background-color="#ffffff"/>
    </style:style>
    <style:style style:name="T15_62" style:family="text">
      <style:text-properties fo:background-color="#ffffff"/>
    </style:style>
    <style:style style:name="T15_63" style:family="text">
      <style:text-properties fo:background-color="#ffffff"/>
    </style:style>
    <style:style style:name="T15_64" style:family="text">
      <style:text-properties fo:background-color="#ffffff"/>
    </style:style>
    <style:style style:name="T15_65" style:family="text">
      <style:text-properties fo:background-color="#ffffff"/>
    </style:style>
    <style:style style:name="T15_66" style:family="text">
      <style:text-properties fo:background-color="#ffffff"/>
    </style:style>
    <style:style style:name="T15_67" style:family="text">
      <style:text-properties fo:background-color="#ffffff"/>
    </style:style>
    <style:style style:name="T15_68" style:family="text">
      <style:text-properties fo:background-color="#ffffff"/>
    </style:style>
    <style:style style:name="T15_69" style:family="text">
      <style:text-properties fo:background-color="#ffffff"/>
    </style:style>
    <style:style style:name="T15_70" style:family="text">
      <style:text-properties fo:background-color="#ffffff"/>
    </style:style>
    <style:style style:name="T15_71" style:family="text">
      <style:text-properties fo:background-color="#ffffff"/>
    </style:style>
    <style:style style:name="T15_72" style:family="text">
      <style:text-properties fo:background-color="#ffffff"/>
    </style:style>
    <style:style style:name="T15_73" style:family="text">
      <style:text-properties fo:background-color="#ffffff"/>
    </style:style>
    <style:style style:name="T15_74" style:family="text">
      <style:text-properties fo:background-color="#ffffff"/>
    </style:style>
    <style:style style:name="T15_75" style:family="text">
      <style:text-properties fo:background-color="#ffffff"/>
    </style:style>
    <style:style style:name="T15_76" style:family="text">
      <style:text-properties fo:background-color="#ffffff"/>
    </style:style>
    <style:style style:name="T15_77" style:family="text">
      <style:text-properties fo:background-color="#ffffff"/>
    </style:style>
    <style:style style:name="T15_78" style:family="text">
      <style:text-properties fo:background-color="#ffffff"/>
    </style:style>
    <style:style style:name="T15_79" style:family="text">
      <style:text-properties fo:background-color="#ffffff"/>
    </style:style>
    <style:style style:name="T15_80" style:family="text">
      <style:text-properties fo:background-color="#ffffff"/>
    </style:style>
    <style:style style:name="T15_81" style:family="text">
      <style:text-properties fo:background-color="#ffffff"/>
    </style:style>
    <style:style style:name="T15_82" style:family="text">
      <style:text-properties fo:background-color="#ffffff"/>
    </style:style>
    <style:style style:name="T15_83" style:family="text">
      <style:text-properties fo:background-color="#ffffff"/>
    </style:style>
    <style:style style:name="T15_84" style:family="text">
      <style:text-properties fo:background-color="#ffffff"/>
    </style:style>
    <style:style style:name="T15_85" style:family="text">
      <style:text-properties fo:background-color="#ffffff"/>
    </style:style>
    <style:style style:name="T15_86" style:family="text">
      <style:text-properties fo:background-color="#ffffff"/>
    </style:style>
    <style:style style:name="T15_87" style:family="text">
      <style:text-properties fo:background-color="#ffffff"/>
    </style:style>
    <style:style style:name="T15_88" style:family="text">
      <style:text-properties fo:background-color="#ffffff"/>
    </style:style>
    <style:style style:name="T15_89" style:family="text">
      <style:text-properties fo:background-color="#ffffff"/>
    </style:style>
    <style:style style:name="T15_90" style:family="text">
      <style:text-properties fo:background-color="#ffffff"/>
    </style:style>
    <style:style style:name="T15_91" style:family="text">
      <style:text-properties fo:background-color="#ffffff"/>
    </style:style>
    <style:style style:name="T15_92" style:family="text">
      <style:text-properties fo:background-color="#ffffff"/>
    </style:style>
    <style:style style:name="T15_93" style:family="text">
      <style:text-properties fo:background-color="#ffffff"/>
    </style:style>
    <style:style style:name="T15_94" style:family="text">
      <style:text-properties fo:background-color="#ffffff"/>
    </style:style>
    <style:style style:name="T15_95" style:family="text">
      <style:text-properties fo:background-color="#ffffff"/>
    </style:style>
    <style:style style:name="T15_96" style:family="text">
      <style:text-properties fo:background-color="#ffffff"/>
    </style:style>
    <style:style style:name="T15_97" style:family="text">
      <style:text-properties fo:background-color="#ffffff"/>
    </style:style>
    <style:style style:name="T15_98" style:family="text">
      <style:text-properties fo:background-color="#ffffff"/>
    </style:style>
    <style:style style:name="T15_99" style:family="text">
      <style:text-properties fo:background-color="#ffffff"/>
    </style:style>
    <style:style style:name="T15_100" style:family="text">
      <style:text-properties fo:background-color="#ffffff"/>
    </style:style>
    <style:style style:name="T15_101" style:family="text">
      <style:text-properties fo:background-color="#ffffff"/>
    </style:style>
    <style:style style:name="T15_102" style:family="text">
      <style:text-properties fo:background-color="#ffffff"/>
    </style:style>
    <style:style style:name="T15_103" style:family="text">
      <style:text-properties fo:background-color="#ffffff"/>
    </style:style>
    <style:style style:name="T15_104" style:family="text">
      <style:text-properties fo:background-color="#ffffff"/>
    </style:style>
    <style:style style:name="T15_105" style:family="text">
      <style:text-properties fo:background-color="#ffffff"/>
    </style:style>
    <style:style style:name="T15_106" style:family="text">
      <style:text-properties fo:background-color="#ffffff"/>
    </style:style>
    <style:style style:name="T15_107" style:family="text">
      <style:text-properties fo:background-color="#ffffff"/>
    </style:style>
    <style:style style:name="T15_108" style:family="text">
      <style:text-properties fo:background-color="#ffffff"/>
    </style:style>
    <style:style style:name="T15_109" style:family="text">
      <style:text-properties fo:background-color="#ffffff"/>
    </style:style>
    <style:style style:name="T15_110" style:family="text">
      <style:text-properties fo:background-color="#ffffff"/>
    </style:style>
    <style:style style:name="T15_111" style:family="text">
      <style:text-properties fo:background-color="#ffffff"/>
    </style:style>
    <style:style style:name="T15_112" style:family="text">
      <style:text-properties fo:background-color="#ffffff"/>
    </style:style>
    <style:style style:name="T15_113" style:family="text">
      <style:text-properties fo:background-color="#ffffff"/>
    </style:style>
    <style:style style:name="T15_114" style:family="text">
      <style:text-properties fo:background-color="#ffffff"/>
    </style:style>
    <style:style style:name="T15_115" style:family="text">
      <style:text-properties fo:background-color="#ffffff"/>
    </style:style>
    <style:style style:name="T15_116" style:family="text">
      <style:text-properties fo:background-color="#ffffff"/>
    </style:style>
    <style:style style:name="T15_117" style:family="text">
      <style:text-properties fo:background-color="#ffffff"/>
    </style:style>
    <style:style style:name="T15_118" style:family="text">
      <style:text-properties fo:background-color="#ffffff"/>
    </style:style>
    <style:style style:name="T15_119" style:family="text">
      <style:text-properties fo:background-color="#ffffff"/>
    </style:style>
    <style:style style:name="T15_120" style:family="text">
      <style:text-properties fo:background-color="#ffffff"/>
    </style:style>
    <style:style style:name="T15_121" style:family="text">
      <style:text-properties fo:background-color="#ffffff"/>
    </style:style>
    <style:style style:name="T15_122" style:family="text">
      <style:text-properties fo:background-color="#ffffff"/>
    </style:style>
    <style:style style:name="T15_123" style:family="text">
      <style:text-properties fo:background-color="#ffffff"/>
    </style:style>
    <style:style style:name="T15_124" style:family="text">
      <style:text-properties fo:background-color="#ffffff"/>
    </style:style>
    <style:style style:name="T15_125" style:family="text">
      <style:text-properties fo:background-color="#ffffff"/>
    </style:style>
    <style:style style:name="T15_126" style:family="text">
      <style:text-properties fo:background-color="#ffffff"/>
    </style:style>
    <style:style style:name="T15_127" style:family="text">
      <style:text-properties fo:background-color="#ffffff"/>
    </style:style>
    <style:style style:name="T15_128" style:family="text">
      <style:text-properties fo:background-color="#ffffff"/>
    </style:style>
    <style:style style:name="T15_129" style:family="text">
      <style:text-properties fo:background-color="#ffffff"/>
    </style:style>
    <style:style style:name="T15_130" style:family="text">
      <style:text-properties fo:background-color="#ffffff"/>
    </style:style>
    <style:style style:name="T15_131" style:family="text">
      <style:text-properties fo:background-color="#ffffff"/>
    </style:style>
    <style:style style:name="T15_132" style:family="text">
      <style:text-properties fo:background-color="#ffffff"/>
    </style:style>
    <style:style style:name="T15_133" style:family="text">
      <style:text-properties fo:background-color="#ffffff"/>
    </style:style>
    <style:style style:name="T15_134" style:family="text">
      <style:text-properties fo:background-color="#ffffff"/>
    </style:style>
    <style:style style:name="T15_135" style:family="text">
      <style:text-properties fo:background-color="#ffffff"/>
    </style:style>
    <style:style style:name="T15_136" style:family="text">
      <style:text-properties fo:background-color="#ffffff"/>
    </style:style>
    <style:style style:name="T15_137" style:family="text">
      <style:text-properties fo:background-color="#ffffff"/>
    </style:style>
    <style:style style:name="T15_138" style:family="text">
      <style:text-properties fo:background-color="#ffffff"/>
    </style:style>
    <style:style style:name="P16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>
      <style:text-properties fo:background-color="#ffffff"/>
    </style:style>
    <style:style style:name="T17_2" style:family="text">
      <style:text-properties fo:background-color="#ffffff"/>
    </style:style>
    <style:style style:name="T17_3" style:family="text">
      <style:text-properties fo:background-color="#ffffff"/>
    </style:style>
    <style:style style:name="T17_4" style:family="text">
      <style:text-properties fo:background-color="#ffffff"/>
    </style:style>
    <style:style style:name="T17_5" style:family="text">
      <style:text-properties fo:background-color="#ffffff"/>
    </style:style>
    <style:style style:name="T17_6" style:family="text">
      <style:text-properties fo:background-color="#ffffff"/>
    </style:style>
    <style:style style:name="T17_7" style:family="text">
      <style:text-properties fo:background-color="#ffffff"/>
    </style:style>
    <style:style style:name="T17_8" style:family="text">
      <style:text-properties fo:background-color="#ffffff"/>
    </style:style>
    <style:style style:name="T17_9" style:family="text">
      <style:text-properties fo:background-color="#ffffff"/>
    </style:style>
    <style:style style:name="T17_10" style:family="text">
      <style:text-properties fo:background-color="#ffffff"/>
    </style:style>
    <style:style style:name="T17_11" style:family="text">
      <style:text-properties fo:background-color="#ffffff"/>
    </style:style>
    <style:style style:name="T17_12" style:family="text">
      <style:text-properties fo:background-color="#ffffff"/>
    </style:style>
    <style:style style:name="T17_13" style:family="text">
      <style:text-properties fo:background-color="#ffffff"/>
    </style:style>
    <style:style style:name="T17_14" style:family="text">
      <style:text-properties fo:background-color="#ffffff"/>
    </style:style>
    <style:style style:name="T17_15" style:family="text">
      <style:text-properties fo:background-color="#ffffff"/>
    </style:style>
    <style:style style:name="T17_16" style:family="text">
      <style:text-properties fo:background-color="#ffffff"/>
    </style:style>
    <style:style style:name="T17_17" style:family="text">
      <style:text-properties fo:background-color="#ffffff"/>
    </style:style>
    <style:style style:name="T17_18" style:family="text">
      <style:text-properties fo:background-color="#ffffff"/>
    </style:style>
    <style:style style:name="T17_19" style:family="text">
      <style:text-properties fo:background-color="#ffffff"/>
    </style:style>
    <style:style style:name="T17_20" style:family="text">
      <style:text-properties fo:background-color="#ffffff"/>
    </style:style>
    <style:style style:name="T17_21" style:family="text">
      <style:text-properties fo:background-color="#ffffff"/>
    </style:style>
    <style:style style:name="T17_22" style:family="text">
      <style:text-properties fo:background-color="#ffffff"/>
    </style:style>
    <style:style style:name="T17_23" style:family="text">
      <style:text-properties fo:background-color="#ffffff"/>
    </style:style>
    <style:style style:name="T17_24" style:family="text">
      <style:text-properties fo:background-color="#ffffff"/>
    </style:style>
    <style:style style:name="T17_25" style:family="text">
      <style:text-properties fo:background-color="#ffffff"/>
    </style:style>
    <style:style style:name="T17_26" style:family="text">
      <style:text-properties fo:background-color="#ffffff"/>
    </style:style>
    <style:style style:name="T17_27" style:family="text">
      <style:text-properties fo:background-color="#ffffff"/>
    </style:style>
    <style:style style:name="T17_28" style:family="text">
      <style:text-properties fo:background-color="#ffffff"/>
    </style:style>
    <style:style style:name="T17_29" style:family="text">
      <style:text-properties fo:background-color="#ffffff"/>
    </style:style>
    <style:style style:name="T17_30" style:family="text">
      <style:text-properties fo:background-color="#ffffff"/>
    </style:style>
    <style:style style:name="T17_31" style:family="text">
      <style:text-properties fo:background-color="#ffffff"/>
    </style:style>
    <style:style style:name="T17_32" style:family="text">
      <style:text-properties fo:background-color="#ffffff"/>
    </style:style>
    <style:style style:name="T17_33" style:family="text">
      <style:text-properties fo:background-color="#ffffff"/>
    </style:style>
    <style:style style:name="T17_34" style:family="text">
      <style:text-properties fo:background-color="#ffffff"/>
    </style:style>
    <style:style style:name="T17_35" style:family="text">
      <style:text-properties fo:background-color="#ffffff"/>
    </style:style>
    <style:style style:name="T17_36" style:family="text">
      <style:text-properties fo:background-color="#ffffff"/>
    </style:style>
    <style:style style:name="T17_37" style:family="text">
      <style:text-properties fo:background-color="#ffffff"/>
    </style:style>
    <style:style style:name="T17_38" style:family="text">
      <style:text-properties fo:background-color="#ffffff"/>
    </style:style>
    <style:style style:name="T17_39" style:family="text">
      <style:text-properties fo:background-color="#ffffff"/>
    </style:style>
    <style:style style:name="T17_40" style:family="text">
      <style:text-properties fo:background-color="#ffffff"/>
    </style:style>
    <style:style style:name="T17_41" style:family="text">
      <style:text-properties fo:background-color="#ffffff"/>
    </style:style>
    <style:style style:name="T17_42" style:family="text">
      <style:text-properties fo:background-color="#ffffff"/>
    </style:style>
    <style:style style:name="T17_43" style:family="text">
      <style:text-properties fo:background-color="#ffffff"/>
    </style:style>
    <style:style style:name="T17_44" style:family="text">
      <style:text-properties fo:background-color="#ffffff"/>
    </style:style>
    <style:style style:name="T17_45" style:family="text">
      <style:text-properties fo:background-color="#ffffff"/>
    </style:style>
    <style:style style:name="T17_46" style:family="text">
      <style:text-properties fo:background-color="#ffffff"/>
    </style:style>
    <style:style style:name="T17_47" style:family="text">
      <style:text-properties fo:background-color="#ffffff"/>
    </style:style>
    <style:style style:name="T17_48" style:family="text">
      <style:text-properties fo:background-color="#ffffff"/>
    </style:style>
    <style:style style:name="T17_49" style:family="text">
      <style:text-properties fo:background-color="#ffffff"/>
    </style:style>
    <style:style style:name="T17_50" style:family="text">
      <style:text-properties fo:background-color="#ffffff"/>
    </style:style>
    <style:style style:name="T17_51" style:family="text">
      <style:text-properties fo:background-color="#ffffff"/>
    </style:style>
    <style:style style:name="T17_52" style:family="text">
      <style:text-properties fo:background-color="#ffffff"/>
    </style:style>
    <style:style style:name="T17_53" style:family="text">
      <style:text-properties fo:background-color="#ffffff"/>
    </style:style>
    <style:style style:name="T17_54" style:family="text">
      <style:text-properties fo:background-color="#ffffff"/>
    </style:style>
    <style:style style:name="T17_55" style:family="text">
      <style:text-properties fo:background-color="#ffffff"/>
    </style:style>
    <style:style style:name="T17_56" style:family="text">
      <style:text-properties fo:background-color="#ffffff"/>
    </style:style>
    <style:style style:name="T17_57" style:family="text">
      <style:text-properties fo:background-color="#ffffff"/>
    </style:style>
    <style:style style:name="T17_58" style:family="text">
      <style:text-properties fo:background-color="#ffffff"/>
    </style:style>
    <style:style style:name="T17_59" style:family="text">
      <style:text-properties fo:background-color="#ffffff"/>
    </style:style>
    <style:style style:name="T17_60" style:family="text">
      <style:text-properties fo:background-color="#ffffff"/>
    </style:style>
    <style:style style:name="T17_61" style:family="text">
      <style:text-properties fo:background-color="#ffffff"/>
    </style:style>
    <style:style style:name="T17_62" style:family="text">
      <style:text-properties fo:background-color="#ffffff"/>
    </style:style>
    <style:style style:name="T17_63" style:family="text">
      <style:text-properties fo:background-color="#ffffff"/>
    </style:style>
    <style:style style:name="T17_64" style:family="text">
      <style:text-properties fo:background-color="#ffffff"/>
    </style:style>
    <style:style style:name="T17_65" style:family="text">
      <style:text-properties fo:background-color="#ffffff"/>
    </style:style>
    <style:style style:name="T17_66" style:family="text">
      <style:text-properties fo:background-color="#ffffff"/>
    </style:style>
    <style:style style:name="T17_67" style:family="text">
      <style:text-properties fo:background-color="#ffffff"/>
    </style:style>
    <style:style style:name="T17_68" style:family="text">
      <style:text-properties fo:background-color="#ffffff"/>
    </style:style>
    <style:style style:name="T17_69" style:family="text">
      <style:text-properties fo:background-color="#ffffff"/>
    </style:style>
    <style:style style:name="T17_70" style:family="text">
      <style:text-properties fo:background-color="#ffffff"/>
    </style:style>
    <style:style style:name="T17_71" style:family="text">
      <style:text-properties fo:background-color="#ffffff"/>
    </style:style>
    <style:style style:name="T17_72" style:family="text">
      <style:text-properties fo:background-color="#ffffff"/>
    </style:style>
    <style:style style:name="T17_73" style:family="text">
      <style:text-properties fo:background-color="#ffffff"/>
    </style:style>
    <style:style style:name="T17_74" style:family="text">
      <style:text-properties fo:background-color="#ffffff"/>
    </style:style>
    <style:style style:name="T17_75" style:family="text">
      <style:text-properties fo:background-color="#ffffff"/>
    </style:style>
    <style:style style:name="T17_76" style:family="text">
      <style:text-properties fo:background-color="#ffffff"/>
    </style:style>
    <style:style style:name="T17_77" style:family="text">
      <style:text-properties fo:background-color="#ffffff"/>
    </style:style>
    <style:style style:name="T17_78" style:family="text">
      <style:text-properties fo:background-color="#ffffff"/>
    </style:style>
    <style:style style:name="T17_79" style:family="text">
      <style:text-properties fo:background-color="#ffffff"/>
    </style:style>
    <style:style style:name="T17_80" style:family="text">
      <style:text-properties fo:background-color="#ffffff"/>
    </style:style>
    <style:style style:name="T17_81" style:family="text">
      <style:text-properties fo:background-color="#ffffff"/>
    </style:style>
    <style:style style:name="T17_82" style:family="text">
      <style:text-properties fo:background-color="#ffffff"/>
    </style:style>
    <style:style style:name="T17_83" style:family="text">
      <style:text-properties fo:background-color="#ffffff"/>
    </style:style>
    <style:style style:name="T17_84" style:family="text">
      <style:text-properties fo:background-color="#ffffff"/>
    </style:style>
    <style:style style:name="T17_85" style:family="text">
      <style:text-properties fo:background-color="#ffffff"/>
    </style:style>
    <style:style style:name="T17_86" style:family="text">
      <style:text-properties fo:background-color="#ffffff"/>
    </style:style>
    <style:style style:name="T17_87" style:family="text">
      <style:text-properties fo:background-color="#ffffff"/>
    </style:style>
    <style:style style:name="T17_88" style:family="text">
      <style:text-properties fo:background-color="#ffffff"/>
    </style:style>
    <style:style style:name="T17_89" style:family="text">
      <style:text-properties fo:background-color="#ffffff"/>
    </style:style>
    <style:style style:name="T17_90" style:family="text">
      <style:text-properties fo:background-color="#ffffff"/>
    </style:style>
    <style:style style:name="T17_91" style:family="text">
      <style:text-properties fo:background-color="#ffffff"/>
    </style:style>
    <style:style style:name="T17_92" style:family="text">
      <style:text-properties fo:background-color="#ffffff"/>
    </style:style>
    <style:style style:name="T17_93" style:family="text">
      <style:text-properties fo:background-color="#ffffff"/>
    </style:style>
    <style:style style:name="T17_94" style:family="text">
      <style:text-properties fo:background-color="#ffffff"/>
    </style:style>
    <style:style style:name="T17_95" style:family="text">
      <style:text-properties fo:background-color="#ffffff"/>
    </style:style>
    <style:style style:name="T17_96" style:family="text">
      <style:text-properties fo:background-color="#ffffff"/>
    </style:style>
    <style:style style:name="T17_97" style:family="text">
      <style:text-properties fo:background-color="#ffffff"/>
    </style:style>
    <style:style style:name="T17_98" style:family="text">
      <style:text-properties fo:background-color="#ffffff"/>
    </style:style>
    <style:style style:name="T17_99" style:family="text">
      <style:text-properties fo:background-color="#ffffff"/>
    </style:style>
    <style:style style:name="T17_100" style:family="text">
      <style:text-properties fo:background-color="#ffffff"/>
    </style:style>
    <style:style style:name="T17_101" style:family="text">
      <style:text-properties fo:background-color="#ffffff"/>
    </style:style>
    <style:style style:name="T17_102" style:family="text">
      <style:text-properties fo:background-color="#ffffff"/>
    </style:style>
    <style:style style:name="T17_103" style:family="text">
      <style:text-properties fo:background-color="#ffffff"/>
    </style:style>
    <style:style style:name="T17_104" style:family="text">
      <style:text-properties fo:background-color="#ffffff"/>
    </style:style>
    <style:style style:name="T17_105" style:family="text">
      <style:text-properties fo:background-color="#ffffff"/>
    </style:style>
    <style:style style:name="T17_106" style:family="text">
      <style:text-properties fo:background-color="#ffffff"/>
    </style:style>
    <style:style style:name="T17_107" style:family="text">
      <style:text-properties fo:background-color="#ffffff"/>
    </style:style>
    <style:style style:name="T17_108" style:family="text">
      <style:text-properties fo:background-color="#ffffff"/>
    </style:style>
    <style:style style:name="T17_109" style:family="text">
      <style:text-properties fo:background-color="#ffffff"/>
    </style:style>
    <style:style style:name="T17_110" style:family="text">
      <style:text-properties fo:background-color="#ffffff"/>
    </style:style>
    <style:style style:name="T17_111" style:family="text">
      <style:text-properties fo:background-color="#ffffff"/>
    </style:style>
    <style:style style:name="T17_112" style:family="text">
      <style:text-properties fo:background-color="#ffffff"/>
    </style:style>
    <style:style style:name="T17_113" style:family="text">
      <style:text-properties fo:background-color="#ffffff"/>
    </style:style>
    <style:style style:name="T17_114" style:family="text">
      <style:text-properties fo:background-color="#ffffff"/>
    </style:style>
    <style:style style:name="T17_115" style:family="text">
      <style:text-properties fo:background-color="#ffffff"/>
    </style:style>
    <style:style style:name="T17_116" style:family="text">
      <style:text-properties fo:background-color="#ffffff"/>
    </style:style>
    <style:style style:name="T17_117" style:family="text">
      <style:text-properties fo:background-color="#ffffff"/>
    </style:style>
    <style:style style:name="T17_118" style:family="text">
      <style:text-properties fo:background-color="#ffffff"/>
    </style:style>
    <style:style style:name="T17_119" style:family="text">
      <style:text-properties fo:background-color="#ffffff"/>
    </style:style>
    <style:style style:name="T17_120" style:family="text">
      <style:text-properties fo:background-color="#ffffff"/>
    </style:style>
    <style:style style:name="T17_121" style:family="text">
      <style:text-properties fo:background-color="#ffffff"/>
    </style:style>
    <style:style style:name="T17_122" style:family="text">
      <style:text-properties fo:background-color="#ffffff"/>
    </style:style>
    <style:style style:name="T17_123" style:family="text">
      <style:text-properties fo:background-color="#ffffff"/>
    </style:style>
    <style:style style:name="T17_124" style:family="text">
      <style:text-properties fo:background-color="#ffffff"/>
    </style:style>
    <style:style style:name="T17_125" style:family="text">
      <style:text-properties fo:background-color="#ffffff"/>
    </style:style>
    <style:style style:name="T17_126" style:family="text">
      <style:text-properties fo:background-color="#ffffff"/>
    </style:style>
    <style:style style:name="T17_127" style:family="text">
      <style:text-properties fo:background-color="#ffffff"/>
    </style:style>
    <style:style style:name="T17_128" style:family="text">
      <style:text-properties fo:background-color="#ffffff"/>
    </style:style>
    <style:style style:name="T17_129" style:family="text">
      <style:text-properties fo:background-color="#ffffff"/>
    </style:style>
    <style:style style:name="T17_130" style:family="text">
      <style:text-properties fo:background-color="#ffffff"/>
    </style:style>
    <style:style style:name="T17_131" style:family="text">
      <style:text-properties fo:background-color="#ffffff"/>
    </style:style>
    <style:style style:name="T17_132" style:family="text">
      <style:text-properties fo:background-color="#ffffff"/>
    </style:style>
    <style:style style:name="T17_133" style:family="text">
      <style:text-properties fo:background-color="#ffffff"/>
    </style:style>
    <style:style style:name="T17_134" style:family="text">
      <style:text-properties fo:background-color="#ffffff"/>
    </style:style>
    <style:style style:name="T17_135" style:family="text">
      <style:text-properties fo:background-color="#ffffff"/>
    </style:style>
    <style:style style:name="T17_136" style:family="text">
      <style:text-properties fo:background-color="#ffffff"/>
    </style:style>
    <style:style style:name="T17_137" style:family="text">
      <style:text-properties fo:background-color="#ffffff"/>
    </style:style>
    <style:style style:name="T17_138" style:family="text">
      <style:text-properties fo:background-color="#ffffff"/>
    </style:style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Heading_20_3">
      <style:paragraph-properties fo:break-before="auto" fo:line-height="115%" fo:margin-top="0.282cm" fo:keep-with-next="always" fo:keep-together="always" style:writing-mode="lr-tb"/>
    </style:style>
    <style:style style:name="T19_1" style:family="text">
      <style:text-properties fo:color="#000000" style:font-name="Arial" style:font-name-asian="Arial" style:font-name-complex="Arial"/>
    </style:style>
    <style:style style:name="T19_2" style:family="text">
      <style:text-properties fo:color="#000000" style:font-name="Arial" style:font-name-asian="Arial" style:font-name-complex="Arial"/>
    </style:style>
    <style:style style:name="T19_3" style:family="text">
      <style:text-properties fo:color="#000000" style:font-name="Arial" style:font-name-asian="Arial" style:font-name-complex="Arial"/>
    </style:style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>
      <style:text-properties fo:font-weight="bold" style:font-weight-asian="bold" style:font-weight-complex="bold"/>
    </style:style>
    <style:style style:name="T21_2" style:family="text">
      <style:text-properties fo:font-weight="bold" style:font-weight-asian="bold" style:font-weight-complex="bold"/>
    </style:style>
    <style:style style:name="T21_3" style:family="text">
      <style:text-properties fo:font-weight="bold" style:font-weight-asian="bold" style:font-weight-complex="bold"/>
    </style:style>
    <style:style style:name="T21_4" style:family="text">
      <style:text-properties fo:font-weight="bold" style:font-weight-asian="bold" style:font-weight-complex="bold"/>
    </style:style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>
      <style:text-properties fo:font-weight="bold" style:font-weight-asian="bold" style:font-weight-complex="bold"/>
    </style:style>
    <style:style style:name="T23_2" style:family="text">
      <style:text-properties fo:font-weight="bold" style:font-weight-asian="bold" style:font-weight-complex="bold"/>
    </style:style>
    <style:style style:name="T23_3" style:family="text">
      <style:text-properties fo:font-weight="bold" style:font-weight-asian="bold" style:font-weight-complex="bold"/>
    </style:style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>
      <style:text-properties fo:font-weight="bold" style:font-weight-asian="bold" style:font-weight-complex="bold"/>
    </style:style>
    <style:style style:name="T25_2" style:family="text">
      <style:text-properties fo:font-weight="bold" style:font-weight-asian="bold" style:font-weight-complex="bold"/>
    </style:style>
    <style:style style:name="T25_3" style:family="text">
      <style:text-properties fo:font-weight="bold" style:font-weight-asian="bold" style:font-weight-complex="bold"/>
    </style:style>
    <style:style style:name="T25_4" style:family="text">
      <style:text-properties fo:font-weight="bold" style:font-weight-asian="bold" style:font-weight-complex="bold"/>
    </style:style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P26" style:family="paragraph" style:parent-style-name="Heading_20_3">
      <style:paragraph-properties fo:break-before="auto" fo:line-height="115%" fo:margin-top="0.282cm" fo:keep-with-next="always" fo:keep-together="always" style:writing-mode="lr-tb"/>
    </style:style>
    <style:style style:name="T26_1" style:family="text">
      <style:text-properties fo:color="#000000" style:font-name="Arial" style:font-name-asian="Arial" style:font-name-complex="Arial"/>
    </style:style>
    <style:style style:name="T26_2" style:family="text">
      <style:text-properties fo:color="#000000" style:font-name="Arial" style:font-name-asian="Arial" style:font-name-complex="Arial"/>
    </style:style>
    <style:style style:name="T26_3" style:family="text">
      <style:text-properties fo:color="#000000" style:font-name="Arial" style:font-name-asian="Arial" style:font-name-complex="Arial"/>
    </style:style>
    <style:style style:name="P27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>
      <style:text-properties fo:background-color="#ffffff"/>
    </style:style>
    <style:style style:name="T28_2" style:family="text">
      <style:text-properties fo:background-color="#ffffff"/>
    </style:style>
    <style:style style:name="T28_3" style:family="text">
      <style:text-properties fo:background-color="#ffffff"/>
    </style:style>
    <style:style style:name="T28_4" style:family="text">
      <style:text-properties fo:background-color="#ffffff"/>
    </style:style>
    <style:style style:name="T28_5" style:family="text">
      <style:text-properties fo:background-color="#ffffff"/>
    </style:style>
    <style:style style:name="T28_6" style:family="text">
      <style:text-properties fo:background-color="#ffffff"/>
    </style:style>
    <style:style style:name="T28_7" style:family="text">
      <style:text-properties fo:background-color="#ffffff"/>
    </style:style>
    <style:style style:name="P29" style:family="paragraph" style:parent-style-name="Standard">
      <style:paragraph-properties fo:break-before="auto" fo:line-height="115%" fo:margin-top="0cm" style:writing-mode="lr-tb"/>
    </style:style>
    <style:style style:name="T29_1" style:family="text">
      <style:text-properties fo:background-color="#ffffff"/>
    </style:style>
    <style:style style:name="T29_2" style:family="text">
      <style:text-properties fo:background-color="#ffffff"/>
    </style:style>
    <style:style style:name="T29_3" style:family="text">
      <style:text-properties fo:background-color="#ffffff"/>
    </style:style>
    <style:style style:name="T29_4" style:family="text">
      <style:text-properties fo:background-color="#ffffff"/>
    </style:style>
    <style:style style:name="T29_5" style:family="text">
      <style:text-properties fo:background-color="#ffffff"/>
    </style:style>
    <style:style style:name="T29_6" style:family="text">
      <style:text-properties fo:background-color="#ffffff"/>
    </style:style>
    <style:style style:name="T29_7" style:family="text">
      <style:text-properties fo:background-color="#ffffff"/>
    </style:style>
    <style:style style:name="T29_8" style:family="text">
      <style:text-properties fo:background-color="#ffffff"/>
    </style:style>
    <style:style style:name="T29_9" style:family="text">
      <style:text-properties fo:background-color="#ffffff"/>
    </style:style>
    <style:style style:name="T29_10" style:family="text">
      <style:text-properties fo:background-color="#ffffff"/>
    </style:style>
    <style:style style:name="T29_11" style:family="text">
      <style:text-properties fo:background-color="#ffffff"/>
    </style:style>
    <style:style style:name="T29_12" style:family="text">
      <style:text-properties fo:background-color="#ffffff"/>
    </style:style>
    <style:style style:name="T29_13" style:family="text">
      <style:text-properties fo:background-color="#ffffff"/>
    </style:style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>
      <style:text-properties fo:background-color="#ffffff"/>
    </style:style>
    <style:style style:name="T30_2" style:family="text">
      <style:text-properties fo:background-color="#ffffff"/>
    </style:style>
    <style:style style:name="T30_3" style:family="text">
      <style:text-properties fo:background-color="#ffffff"/>
    </style:style>
    <style:style style:name="T30_4" style:family="text">
      <style:text-properties fo:background-color="#ffffff"/>
    </style:style>
    <style:style style:name="T30_5" style:family="text">
      <style:text-properties fo:background-color="#ffffff"/>
    </style:style>
    <style:style style:name="T30_6" style:family="text">
      <style:text-properties fo:background-color="#ffffff"/>
    </style:style>
    <style:style style:name="T30_7" style:family="text">
      <style:text-properties fo:background-color="#ffffff"/>
    </style:style>
    <style:style style:name="T30_8" style:family="text">
      <style:text-properties fo:background-color="#ffffff"/>
    </style:style>
    <style:style style:name="T30_9" style:family="text">
      <style:text-properties fo:background-color="#ffffff"/>
    </style:style>
    <style:style style:name="P31" style:family="paragraph" style:parent-style-name="Standard">
      <style:paragraph-properties fo:break-before="auto" fo:line-height="115%" fo:margin-top="0cm" style:writing-mode="lr-tb"/>
    </style:style>
    <style:style style:name="T31_1" style:family="text">
      <style:text-properties fo:background-color="#ffffff"/>
    </style:style>
    <style:style style:name="T31_2" style:family="text">
      <style:text-properties fo:background-color="#ffffff"/>
    </style:style>
    <style:style style:name="T31_3" style:family="text">
      <style:text-properties fo:background-color="#ffffff"/>
    </style:style>
    <style:style style:name="T31_4" style:family="text">
      <style:text-properties fo:background-color="#ffffff"/>
    </style:style>
    <style:style style:name="T31_5" style:family="text">
      <style:text-properties fo:background-color="#ffffff"/>
    </style:style>
    <style:style style:name="T31_6" style:family="text">
      <style:text-properties fo:background-color="#ffffff"/>
    </style:style>
    <style:style style:name="T31_7" style:family="text">
      <style:text-properties fo:background-color="#ffffff"/>
    </style:style>
    <style:style style:name="T31_8" style:family="text">
      <style:text-properties fo:background-color="#ffffff"/>
    </style:style>
    <style:style style:name="T31_9" style:family="text">
      <style:text-properties fo:background-color="#ffffff"/>
    </style:style>
    <style:style style:name="T31_10" style:family="text">
      <style:text-properties fo:background-color="#ffffff"/>
    </style:style>
    <style:style style:name="T31_11" style:family="text">
      <style:text-properties fo:background-color="#ffffff"/>
    </style:style>
    <style:style style:name="T31_12" style:family="text">
      <style:text-properties fo:background-color="#ffffff"/>
    </style:style>
    <style:style style:name="T31_13" style:family="text">
      <style:text-properties fo:background-color="#ffffff"/>
    </style:style>
    <style:style style:name="T31_14" style:family="text">
      <style:text-properties fo:background-color="#ffffff"/>
    </style:style>
    <style:style style:name="T31_15" style:family="text">
      <style:text-properties fo:background-color="#ffffff"/>
    </style:style>
    <style:style style:name="T31_16" style:family="text">
      <style:text-properties fo:background-color="#ffffff"/>
    </style:style>
    <style:style style:name="T31_17" style:family="text">
      <style:text-properties fo:background-color="#ffffff"/>
    </style:style>
    <style:style style:name="T31_18" style:family="text">
      <style:text-properties fo:background-color="#ffffff"/>
    </style:style>
    <style:style style:name="T31_19" style:family="text">
      <style:text-properties fo:background-color="#ffffff"/>
    </style:style>
    <style:style style:name="T31_20" style:family="text">
      <style:text-properties fo:background-color="#ffffff"/>
    </style:style>
    <style:style style:name="T31_21" style:family="text">
      <style:text-properties fo:background-color="#ffffff"/>
    </style:style>
    <style:style style:name="T31_22" style:family="text">
      <style:text-properties fo:background-color="#ffffff"/>
    </style:style>
    <style:style style:name="T31_23" style:family="text">
      <style:text-properties fo:background-color="#ffffff"/>
    </style:style>
    <style:style style:name="T31_24" style:family="text">
      <style:text-properties fo:background-color="#ffffff"/>
    </style:style>
    <style:style style:name="T31_25" style:family="text">
      <style:text-properties fo:background-color="#ffffff"/>
    </style:style>
    <style:style style:name="P32" style:family="paragraph" style:parent-style-name="Standard">
      <style:paragraph-properties fo:break-before="auto" fo:line-height="115%" fo:margin-top="0cm" style:writing-mode="lr-tb"/>
    </style:style>
    <style:style style:name="T32_1" style:family="text">
      <style:text-properties fo:background-color="#ffffff"/>
    </style:style>
    <style:style style:name="T32_2" style:family="text">
      <style:text-properties fo:background-color="#ffffff"/>
    </style:style>
    <style:style style:name="T32_3" style:family="text">
      <style:text-properties fo:background-color="#ffffff"/>
    </style:style>
    <style:style style:name="T32_4" style:family="text">
      <style:text-properties fo:background-color="#ffffff"/>
    </style:style>
    <style:style style:name="T32_5" style:family="text">
      <style:text-properties fo:background-color="#ffffff"/>
    </style:style>
    <style:style style:name="T32_6" style:family="text">
      <style:text-properties fo:background-color="#ffffff"/>
    </style:style>
    <style:style style:name="T32_7" style:family="text">
      <style:text-properties fo:background-color="#ffffff"/>
    </style:style>
    <style:style style:name="T32_8" style:family="text">
      <style:text-properties fo:background-color="#ffffff"/>
    </style:style>
    <style:style style:name="T32_9" style:family="text">
      <style:text-properties fo:background-color="#ffffff"/>
    </style:style>
    <style:style style:name="T32_10" style:family="text">
      <style:text-properties fo:background-color="#ffffff"/>
    </style:style>
    <style:style style:name="T32_11" style:family="text">
      <style:text-properties fo:background-color="#ffffff"/>
    </style:style>
    <style:style style:name="T32_12" style:family="text">
      <style:text-properties fo:background-color="#ffffff"/>
    </style:style>
    <style:style style:name="T32_13" style:family="text">
      <style:text-properties fo:background-color="#ffffff"/>
    </style:style>
    <style:style style:name="T32_14" style:family="text">
      <style:text-properties fo:background-color="#ffffff"/>
    </style:style>
    <style:style style:name="T32_15" style:family="text">
      <style:text-properties fo:background-color="#ffffff"/>
    </style:style>
    <style:style style:name="T32_16" style:family="text">
      <style:text-properties fo:background-color="#ffffff"/>
    </style:style>
    <style:style style:name="T32_17" style:family="text">
      <style:text-properties fo:background-color="#ffffff"/>
    </style:style>
    <style:style style:name="T32_18" style:family="text">
      <style:text-properties fo:background-color="#ffffff"/>
    </style:style>
    <style:style style:name="T32_19" style:family="text">
      <style:text-properties fo:background-color="#ffffff"/>
    </style:style>
    <style:style style:name="T32_20" style:family="text">
      <style:text-properties fo:background-color="#ffffff"/>
    </style:style>
    <style:style style:name="T32_21" style:family="text">
      <style:text-properties fo:background-color="#ffffff"/>
    </style:style>
    <style:style style:name="T32_22" style:family="text">
      <style:text-properties fo:background-color="#ffffff"/>
    </style:style>
    <style:style style:name="T32_23" style:family="text">
      <style:text-properties fo:background-color="#ffffff"/>
    </style:style>
    <style:style style:name="T32_24" style:family="text">
      <style:text-properties fo:background-color="#ffffff"/>
    </style:style>
    <style:style style:name="T32_25" style:family="text">
      <style:text-properties fo:background-color="#ffffff"/>
    </style:style>
    <style:style style:name="T32_26" style:family="text">
      <style:text-properties fo:background-color="#ffffff"/>
    </style:style>
    <style:style style:name="T32_27" style:family="text">
      <style:text-properties fo:background-color="#ffffff"/>
    </style:style>
    <style:style style:name="T32_28" style:family="text">
      <style:text-properties fo:background-color="#ffffff"/>
    </style:style>
    <style:style style:name="T32_29" style:family="text">
      <style:text-properties fo:background-color="#ffffff"/>
    </style:style>
    <style:style style:name="T32_30" style:family="text">
      <style:text-properties fo:background-color="#ffffff"/>
    </style:style>
    <style:style style:name="T32_31" style:family="text">
      <style:text-properties fo:background-color="#ffffff"/>
    </style:style>
    <style:style style:name="T32_32" style:family="text">
      <style:text-properties fo:background-color="#ffffff"/>
    </style:style>
    <style:style style:name="T32_33" style:family="text">
      <style:text-properties fo:background-color="#ffffff"/>
    </style:style>
    <style:style style:name="T32_34" style:family="text">
      <style:text-properties fo:background-color="#ffffff"/>
    </style:style>
    <style:style style:name="T32_35" style:family="text">
      <style:text-properties fo:background-color="#ffffff"/>
    </style:style>
    <style:style style:name="T32_36" style:family="text">
      <style:text-properties fo:background-color="#ffffff"/>
    </style:style>
    <style:style style:name="T32_37" style:family="text">
      <style:text-properties fo:background-color="#ffffff"/>
    </style:style>
    <style:style style:name="T32_38" style:family="text">
      <style:text-properties fo:background-color="#ffffff"/>
    </style:style>
    <style:style style:name="T32_39" style:family="text">
      <style:text-properties fo:background-color="#ffffff"/>
    </style:style>
    <style:style style:name="T32_40" style:family="text">
      <style:text-properties fo:background-color="#ffffff"/>
    </style:style>
    <style:style style:name="T32_41" style:family="text">
      <style:text-properties fo:background-color="#ffffff"/>
    </style:style>
    <style:style style:name="T32_42" style:family="text">
      <style:text-properties fo:background-color="#ffffff"/>
    </style:style>
    <style:style style:name="P33" style:family="paragraph" style:parent-style-name="Standard">
      <style:paragraph-properties fo:break-before="auto" fo:line-height="115%" fo:margin-top="0cm" fo:margin-bottom="0cm" style:writing-mode="lr-tb"/>
    </style:style>
    <style:style style:name="T33_1" style:family="text">
      <style:text-properties fo:background-color="#ffffff"/>
    </style:style>
    <style:style style:name="T33_2" style:family="text">
      <style:text-properties fo:background-color="#ffffff"/>
    </style:style>
    <style:style style:name="T33_3" style:family="text">
      <style:text-properties fo:background-color="#ffffff"/>
    </style:style>
    <style:style style:name="T33_4" style:family="text">
      <style:text-properties fo:background-color="#ffffff"/>
    </style:style>
    <style:style style:name="T33_5" style:family="text">
      <style:text-properties fo:background-color="#ffffff"/>
    </style:style>
    <style:style style:name="T33_6" style:family="text">
      <style:text-properties fo:background-color="#ffffff"/>
    </style:style>
    <style:style style:name="T33_7" style:family="text">
      <style:text-properties fo:background-color="#ffffff"/>
    </style:style>
    <style:style style:name="T33_8" style:family="text">
      <style:text-properties fo:background-color="#ffffff"/>
    </style:style>
    <style:style style:name="T33_9" style:family="text">
      <style:text-properties fo:background-color="#ffffff"/>
    </style:style>
    <style:style style:name="T33_10" style:family="text">
      <style:text-properties fo:background-color="#ffffff"/>
    </style:style>
    <style:style style:name="T33_11" style:family="text">
      <style:text-properties fo:background-color="#ffffff"/>
    </style:style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j2rbxagp18i5"/><text:bookmark-end text:name="h.j2rbxagp18i5"/><text:span text:style-name="T1_1">Bartholomew</text:span><text:span text:style-name="T1_2"><text:s/></text:span><text:span text:style-name="T1_3">Baldwin</text:span></text:p>
      <text:p text:style-name="P2"/>
      <text:p text:style-name="P3"><text:span text:style-name="T3_1">You</text:span><text:span text:style-name="T3_2"><text:s/></text:span><text:span text:style-name="T3_3">are</text:span><text:span text:style-name="T3_4"><text:s/></text:span><text:span text:style-name="T3_5">Bartholomew</text:span><text:span text:style-name="T3_6"><text:s/></text:span><text:span text:style-name="T3_7">Baldwin</text:span><text:span text:style-name="T3_8">,<text:s/></text:span><text:span text:style-name="T3_9">a</text:span><text:span text:style-name="T3_10"><text:s/></text:span><text:span text:style-name="T3_11">renowned</text:span><text:span text:style-name="T3_12"><text:s/></text:span><text:span text:style-name="T3_13">stonemason</text:span><text:span text:style-name="T3_14">.<text:s/></text:span><text:span text:style-name="T3_15">You</text:span><text:span text:style-name="T3_16"><text:s/></text:span><text:span text:style-name="T3_17">have</text:span><text:span text:style-name="T3_18"><text:s/></text:span><text:span text:style-name="T3_19">recently</text:span><text:span text:style-name="T3_20"><text:s/></text:span><text:span text:style-name="T3_21">help</text:span><text:span text:style-name="T3_22"><text:s/></text:span><text:span text:style-name="T3_23">with</text:span><text:span text:style-name="T3_24"><text:s/></text:span><text:span text:style-name="T3_25">the</text:span><text:span text:style-name="T3_26"><text:s/></text:span><text:span text:style-name="T3_27">construction</text:span><text:span text:style-name="T3_28"><text:s/></text:span><text:span text:style-name="T3_29">of</text:span><text:span text:style-name="T3_30"><text:s text:c="2"/></text:span><text:span text:style-name="T3_31">Luton</text:span><text:span text:style-name="T3_32">’</text:span><text:span text:style-name="T3_33">s</text:span><text:span text:style-name="T3_34"><text:s/></text:span><text:span text:style-name="T3_35">brand</text:span><text:span text:style-name="T3_36"><text:s/></text:span><text:span text:style-name="T3_37">new</text:span><text:span text:style-name="T3_38"><text:s/></text:span><text:span text:style-name="T3_39">cathedral</text:span><text:span text:style-name="T3_40">.<text:s/></text:span><text:span text:style-name="T3_41">It</text:span><text:span text:style-name="T3_42"><text:s/></text:span><text:span text:style-name="T3_43">takes</text:span><text:span text:style-name="T3_44"><text:s/></text:span><text:span text:style-name="T3_45">a</text:span><text:span text:style-name="T3_46"><text:s/></text:span><text:span text:style-name="T3_47">certainly</text:span><text:span text:style-name="T3_48"><text:s/></text:span><text:span text:style-name="T3_49">kind</text:span><text:span text:style-name="T3_50"><text:s/></text:span><text:span text:style-name="T3_51">of</text:span><text:span text:style-name="T3_52"><text:s/></text:span><text:span text:style-name="T3_53">magic</text:span><text:span text:style-name="T3_54"><text:s/></text:span><text:span text:style-name="T3_55">to</text:span><text:span text:style-name="T3_56"><text:s/></text:span><text:span text:style-name="T3_57">create</text:span><text:span text:style-name="T3_58"><text:s/></text:span><text:span text:style-name="T3_59">architectural</text:span><text:span text:style-name="T3_60"><text:s/></text:span><text:span text:style-name="T3_61">forms</text:span><text:span text:style-name="T3_62"><text:s/></text:span><text:span text:style-name="T3_63">from</text:span><text:span text:style-name="T3_64"><text:s/></text:span><text:span text:style-name="T3_65">a</text:span><text:span text:style-name="T3_66"><text:s/></text:span><text:span text:style-name="T3_67">mere</text:span><text:span text:style-name="T3_68"><text:s/></text:span><text:span text:style-name="T3_69">vision</text:span><text:span text:style-name="T3_70">.<text:s/></text:span><text:span text:style-name="T3_71">However</text:span><text:span text:style-name="T3_72">,<text:s/></text:span><text:span text:style-name="T3_73">this</text:span><text:span text:style-name="T3_74"><text:s/></text:span><text:span text:style-name="T3_75">has</text:span><text:span text:style-name="T3_76"><text:s/></text:span><text:span text:style-name="T3_77">never</text:span><text:span text:style-name="T3_78"><text:s/></text:span><text:span text:style-name="T3_79">been</text:span><text:span text:style-name="T3_80"><text:s/></text:span><text:span text:style-name="T3_81">an</text:span><text:span text:style-name="T3_82"><text:s/></text:span><text:span text:style-name="T3_83">issue</text:span><text:span text:style-name="T3_84"><text:s/></text:span><text:span text:style-name="T3_85">for</text:span><text:span text:style-name="T3_86"><text:s/></text:span><text:span text:style-name="T3_87">you</text:span><text:span text:style-name="T3_88"><text:s/></text:span><text:span text:style-name="T3_89">as</text:span><text:span text:style-name="T3_90"><text:s/></text:span><text:span text:style-name="T3_91">you</text:span><text:span text:style-name="T3_92"><text:s/></text:span><text:span text:style-name="T3_93">are</text:span><text:span text:style-name="T3_94"><text:s/></text:span><text:span text:style-name="T3_95">in</text:span><text:span text:style-name="T3_96"><text:s/></text:span><text:span text:style-name="T3_97">fact</text:span><text:span text:style-name="T3_98"><text:s/></text:span><text:span text:style-name="T3_99">an</text:span><text:span text:style-name="T3_100"><text:s/></text:span><text:span text:style-name="T3_101">increasingly</text:span><text:span text:style-name="T3_102"><text:s/></text:span><text:span text:style-name="T3_103">powerful</text:span><text:span text:style-name="T3_104"><text:s/></text:span><text:span text:style-name="T3_105">sorcerer</text:span><text:span text:style-name="T3_106"><text:s/></text:span><text:span text:style-name="T3_107">named</text:span><text:span text:style-name="T3_108"><text:s/></text:span><text:span text:style-name="T3_109">Rhetjfa</text:span><text:span text:style-name="T3_110">.</text:span></text:p>
      <text:p text:style-name="P4"/>
      <text:p text:style-name="P5"><text:span text:style-name="T5_1">From</text:span><text:span text:style-name="T5_2"><text:s/></text:span><text:span text:style-name="T5_3">a</text:span><text:span text:style-name="T5_4"><text:s/></text:span><text:span text:style-name="T5_5">young</text:span><text:span text:style-name="T5_6"><text:s/></text:span><text:span text:style-name="T5_7">age</text:span><text:span text:style-name="T5_8"><text:s/></text:span><text:span text:style-name="T5_9">you</text:span><text:span text:style-name="T5_10"><text:s/></text:span><text:span text:style-name="T5_11">were</text:span><text:span text:style-name="T5_12"><text:s/></text:span><text:span text:style-name="T5_13">brought</text:span><text:span text:style-name="T5_14"><text:s/></text:span><text:span text:style-name="T5_15">up</text:span><text:span text:style-name="T5_16"><text:s/></text:span><text:span text:style-name="T5_17">in</text:span><text:span text:style-name="T5_18"><text:s/></text:span><text:span text:style-name="T5_19">the</text:span><text:span text:style-name="T5_20"><text:s/></text:span><text:span text:style-name="T5_21">shadow</text:span><text:span text:style-name="T5_22"><text:s/></text:span><text:span text:style-name="T5_23">of</text:span><text:span text:style-name="T5_24"><text:s/></text:span><text:span text:style-name="T5_25">the</text:span><text:span text:style-name="T5_26"><text:s/></text:span><text:span text:style-name="T5_27">dark</text:span><text:span text:style-name="T5_28"><text:s/></text:span><text:span text:style-name="T5_29">arts</text:span><text:span text:style-name="T5_30">.<text:s/></text:span><text:span text:style-name="T5_31">You</text:span><text:span text:style-name="T5_32"><text:s/></text:span><text:span text:style-name="T5_33">learnt</text:span><text:span text:style-name="T5_34"><text:s/></text:span><text:span text:style-name="T5_35">the</text:span><text:span text:style-name="T5_36"><text:s/></text:span><text:span text:style-name="T5_37">mystic</text:span><text:span text:style-name="T5_38"><text:s/></text:span><text:span text:style-name="T5_39">conjurings</text:span><text:span text:style-name="T5_40"><text:s/></text:span><text:span text:style-name="T5_41">and</text:span><text:span text:style-name="T5_42"><text:s/></text:span><text:span text:style-name="T5_43">the</text:span><text:span text:style-name="T5_44"><text:s/></text:span><text:span text:style-name="T5_45">abyss</text:span><text:span text:style-name="T5_46"><text:s/></text:span><text:span text:style-name="T5_47">hexes</text:span><text:span text:style-name="T5_48">.<text:s/></text:span><text:span text:style-name="T5_49">You</text:span><text:span text:style-name="T5_50"><text:s/></text:span><text:span text:style-name="T5_51">and</text:span><text:span text:style-name="T5_52"><text:s/></text:span><text:span text:style-name="T5_53">others</text:span><text:span text:style-name="T5_54"><text:s/></text:span><text:span text:style-name="T5_55">like</text:span><text:span text:style-name="T5_56"><text:s/></text:span><text:span text:style-name="T5_57">you</text:span><text:span text:style-name="T5_58"><text:s/></text:span><text:span text:style-name="T5_59">are</text:span><text:span text:style-name="T5_60"><text:s/></text:span><text:span text:style-name="T5_61">forced</text:span><text:span text:style-name="T5_62"><text:s/></text:span><text:span text:style-name="T5_63">to</text:span><text:span text:style-name="T5_64"><text:s/></text:span><text:span text:style-name="T5_65">live</text:span><text:span text:style-name="T5_66"><text:s/></text:span><text:span text:style-name="T5_67">among</text:span><text:span text:style-name="T5_68"><text:s/></text:span><text:span text:style-name="T5_69">the</text:span><text:span text:style-name="T5_70"><text:s/></text:span><text:span text:style-name="T5_71">lesser</text:span><text:span text:style-name="T5_72"><text:s/></text:span><text:span text:style-name="T5_73">beings</text:span><text:span text:style-name="T5_74">,<text:s/></text:span><text:span text:style-name="T5_75">who</text:span><text:span text:style-name="T5_76"><text:s/></text:span><text:span text:style-name="T5_77">could</text:span><text:span text:style-name="T5_78"><text:s/></text:span><text:span text:style-name="T5_79">not</text:span><text:span text:style-name="T5_80"><text:s/></text:span><text:span text:style-name="T5_81">possibly</text:span><text:span text:style-name="T5_82"><text:s/></text:span><text:span text:style-name="T5_83">understand</text:span><text:span text:style-name="T5_84"><text:s/></text:span><text:span text:style-name="T5_85">your</text:span><text:span text:style-name="T5_86"><text:s/></text:span><text:span text:style-name="T5_87">higher</text:span><text:span text:style-name="T5_88"><text:s/></text:span><text:span text:style-name="T5_89">purpose</text:span><text:span text:style-name="T5_90"><text:s/></text:span><text:span text:style-name="T5_91">or</text:span><text:span text:style-name="T5_92"><text:s/></text:span><text:span text:style-name="T5_93">the</text:span><text:span text:style-name="T5_94"><text:s/></text:span><text:span text:style-name="T5_95">power</text:span><text:span text:style-name="T5_96"><text:s/></text:span><text:span text:style-name="T5_97">that</text:span><text:span text:style-name="T5_98"><text:s/></text:span><text:span text:style-name="T5_99">lies</text:span><text:span text:style-name="T5_100"><text:s/></text:span><text:span text:style-name="T5_101">beyond</text:span><text:span text:style-name="T5_102"><text:s/></text:span><text:span text:style-name="T5_103">this</text:span><text:span text:style-name="T5_104"><text:s/></text:span><text:span text:style-name="T5_105">physical</text:span><text:span text:style-name="T5_106"><text:s/></text:span><text:span text:style-name="T5_107">realm</text:span><text:span text:style-name="T5_108"><text:s/></text:span><text:span text:style-name="T5_109">that</text:span><text:span text:style-name="T5_110"><text:s/></text:span><text:span text:style-name="T5_111">they</text:span><text:span text:style-name="T5_112"><text:s/></text:span><text:span text:style-name="T5_113">are</text:span><text:span text:style-name="T5_114"><text:s/></text:span><text:span text:style-name="T5_115">limited</text:span><text:span text:style-name="T5_116"><text:s/></text:span><text:span text:style-name="T5_117">to</text:span><text:span text:style-name="T5_118">.<text:s text:c="2"/></text:span><text:span text:style-name="T5_119">Your</text:span><text:span text:style-name="T5_120"><text:s/></text:span><text:span text:style-name="T5_121">power</text:span><text:span text:style-name="T5_122"><text:s/></text:span><text:span text:style-name="T5_123">and</text:span><text:span text:style-name="T5_124"><text:s/></text:span><text:span text:style-name="T5_125">influence</text:span><text:span text:style-name="T5_126"><text:s/></text:span><text:span text:style-name="T5_127">has</text:span><text:span text:style-name="T5_128"><text:s/></text:span><text:span text:style-name="T5_129">grown</text:span><text:span text:style-name="T5_130"><text:s/></text:span><text:span text:style-name="T5_131">over</text:span><text:span text:style-name="T5_132"><text:s/></text:span><text:span text:style-name="T5_133">the</text:span><text:span text:style-name="T5_134"><text:s/></text:span><text:span text:style-name="T5_135">years</text:span><text:span text:style-name="T5_136"><text:s/></text:span><text:span text:style-name="T5_137">as</text:span><text:span text:style-name="T5_138"><text:s/></text:span><text:span text:style-name="T5_139">you</text:span><text:span text:style-name="T5_140"><text:s/></text:span><text:span text:style-name="T5_141">have</text:span><text:span text:style-name="T5_142"><text:s/></text:span><text:span text:style-name="T5_143">studied</text:span><text:span text:style-name="T5_144"><text:s/></text:span><text:span text:style-name="T5_145">under</text:span><text:span text:style-name="T5_146"><text:s/></text:span><text:span text:style-name="T5_147">some</text:span><text:span text:style-name="T5_148"><text:s/></text:span><text:span text:style-name="T5_149">of</text:span><text:span text:style-name="T5_150"><text:s/></text:span><text:span text:style-name="T5_151">London</text:span><text:span text:style-name="T5_152">’</text:span><text:span text:style-name="T5_153">s</text:span><text:span text:style-name="T5_154"><text:s/></text:span><text:span text:style-name="T5_155">greatest</text:span><text:span text:style-name="T5_156"><text:s/></text:span><text:span text:style-name="T5_157">minds</text:span><text:span text:style-name="T5_158">.</text:span></text:p>
      <text:p text:style-name="P6"/>
      <text:p text:style-name="P7"><text:span text:style-name="T7_1">You</text:span><text:span text:style-name="T7_2"><text:s/></text:span><text:span text:style-name="T7_3">only</text:span><text:span text:style-name="T7_4"><text:s/></text:span><text:span text:style-name="T7_5">moved</text:span><text:span text:style-name="T7_6"><text:s/></text:span><text:span text:style-name="T7_7">to</text:span><text:span text:style-name="T7_8"><text:s/></text:span><text:span text:style-name="T7_9">this</text:span><text:span text:style-name="T7_10"><text:s/></text:span><text:span text:style-name="T7_11">god</text:span><text:span text:style-name="T7_12">-</text:span><text:span text:style-name="T7_13">forsaken</text:span><text:span text:style-name="T7_14"><text:s/></text:span><text:span text:style-name="T7_15">hole</text:span><text:span text:style-name="T7_16"><text:s/></text:span><text:span text:style-name="T7_17">of</text:span><text:span text:style-name="T7_18"><text:s/></text:span><text:span text:style-name="T7_19">a</text:span><text:span text:style-name="T7_20"><text:s/></text:span><text:span text:style-name="T7_21">provincial</text:span><text:span text:style-name="T7_22"><text:s/></text:span><text:span text:style-name="T7_23">town</text:span><text:span text:style-name="T7_24"><text:s/></text:span><text:span text:style-name="T7_25">a</text:span><text:span text:style-name="T7_26"><text:s/></text:span><text:span text:style-name="T7_27">few</text:span><text:span text:style-name="T7_28"><text:s/></text:span><text:span text:style-name="T7_29">months</text:span><text:span text:style-name="T7_30"><text:s/></text:span><text:span text:style-name="T7_31">ago</text:span><text:span text:style-name="T7_32">.<text:s/></text:span><text:span text:style-name="T7_33">Officially</text:span><text:span text:style-name="T7_34">,<text:s/></text:span><text:span text:style-name="T7_35">you</text:span><text:span text:style-name="T7_36"><text:s/></text:span><text:span text:style-name="T7_37">were</text:span><text:span text:style-name="T7_38"><text:s/></text:span><text:span text:style-name="T7_39">brought</text:span><text:span text:style-name="T7_40"><text:s/></text:span><text:span text:style-name="T7_41">in</text:span><text:span text:style-name="T7_42"><text:s/></text:span><text:span text:style-name="T7_43">at</text:span><text:span text:style-name="T7_44"><text:s/></text:span><text:span text:style-name="T7_45">the</text:span><text:span text:style-name="T7_46"><text:s/></text:span><text:span text:style-name="T7_47">behest</text:span><text:span text:style-name="T7_48"><text:s/></text:span><text:span text:style-name="T7_49">of</text:span><text:span text:style-name="T7_50"><text:s/></text:span><text:span text:style-name="T7_51">Duke</text:span><text:span text:style-name="T7_52"><text:s/></text:span><text:span text:style-name="T7_53">Smallwood</text:span><text:span text:style-name="T7_54"><text:s/></text:span><text:span text:style-name="T7_55">to</text:span><text:span text:style-name="T7_56"><text:s/></text:span><text:span text:style-name="T7_57">assist</text:span><text:span text:style-name="T7_58"><text:s/></text:span><text:span text:style-name="T7_59">with</text:span><text:span text:style-name="T7_60"><text:s/></text:span><text:span text:style-name="T7_61">construction</text:span><text:span text:style-name="T7_62"><text:s/></text:span><text:span text:style-name="T7_63">of</text:span><text:span text:style-name="T7_64"><text:s/></text:span><text:span text:style-name="T7_65">the</text:span><text:span text:style-name="T7_66"><text:s/></text:span><text:span text:style-name="T7_67">cathedral</text:span><text:span text:style-name="T7_68"><text:s/></text:span><text:span text:style-name="T7_69">and</text:span><text:span text:style-name="T7_70"><text:s/></text:span><text:span text:style-name="T7_71">to</text:span><text:span text:style-name="T7_72"><text:s/></text:span><text:span text:style-name="T7_73">help</text:span><text:span text:style-name="T7_74"><text:s/></text:span><text:span text:style-name="T7_75">raise</text:span><text:span text:style-name="T7_76"><text:s/></text:span><text:span text:style-name="T7_77">the</text:span><text:span text:style-name="T7_78"><text:s/></text:span><text:span text:style-name="T7_79">status</text:span><text:span text:style-name="T7_80"><text:s/></text:span><text:span text:style-name="T7_81">of</text:span><text:span text:style-name="T7_82"><text:s/></text:span><text:span text:style-name="T7_83">this</text:span><text:span text:style-name="T7_84"><text:s/></text:span><text:span text:style-name="T7_85">swampy</text:span><text:span text:style-name="T7_86"><text:s/></text:span><text:span text:style-name="T7_87">Duchy</text:span><text:span text:style-name="T7_88"><text:s/></text:span><text:span text:style-name="T7_89">from</text:span><text:span text:style-name="T7_90"><text:s/></text:span><text:span text:style-name="T7_91">sleepy</text:span><text:span text:style-name="T7_92"><text:s/></text:span><text:span text:style-name="T7_93">shithole</text:span><text:span text:style-name="T7_94"><text:s/></text:span><text:span text:style-name="T7_95">to</text:span><text:span text:style-name="T7_96"><text:s/>“</text:span><text:span text:style-name="T7_97">might</text:span><text:span text:style-name="T7_98"><text:s/></text:span><text:span text:style-name="T7_99">have</text:span><text:span text:style-name="T7_100"><text:s/></text:span><text:span text:style-name="T7_101">heard</text:span><text:span text:style-name="T7_102"><text:s/></text:span><text:span text:style-name="T7_103">of</text:span><text:span text:style-name="T7_104"><text:s/></text:span><text:span text:style-name="T7_105">that</text:span><text:span text:style-name="T7_106"><text:s/></text:span><text:span text:style-name="T7_107">place</text:span><text:span text:style-name="T7_108">”.<text:s/></text:span><text:span text:style-name="T7_109">However</text:span><text:span text:style-name="T7_110">,<text:s/></text:span><text:span text:style-name="T7_111">you</text:span><text:span text:style-name="T7_112"><text:s/></text:span><text:span text:style-name="T7_113">only</text:span><text:span text:style-name="T7_114"><text:s/></text:span><text:span text:style-name="T7_115">accepted</text:span><text:span text:style-name="T7_116"><text:s/></text:span><text:span text:style-name="T7_117">the</text:span><text:span text:style-name="T7_118"><text:s/></text:span><text:span text:style-name="T7_119">appointment</text:span><text:span text:style-name="T7_120"><text:s/></text:span><text:span text:style-name="T7_121">for</text:span><text:span text:style-name="T7_122"><text:s/></text:span><text:span text:style-name="T7_123">other</text:span><text:span text:style-name="T7_124"><text:s/></text:span><text:span text:style-name="T7_125">reasons</text:span><text:span text:style-name="T7_126">.<text:s/></text:span><text:span text:style-name="T7_127">You</text:span><text:span text:style-name="T7_128"><text:s/></text:span><text:span text:style-name="T7_129">have</text:span><text:span text:style-name="T7_130"><text:s/></text:span><text:span text:style-name="T7_131">reached</text:span><text:span text:style-name="T7_132"><text:s/></text:span><text:span text:style-name="T7_133">the</text:span><text:span text:style-name="T7_134"><text:s/></text:span><text:span text:style-name="T7_135">part</text:span><text:span text:style-name="T7_136"><text:s/></text:span><text:span text:style-name="T7_137">of</text:span><text:span text:style-name="T7_138"><text:s/></text:span><text:span text:style-name="T7_139">your</text:span><text:span text:style-name="T7_140"><text:s/></text:span><text:span text:style-name="T7_141">training</text:span><text:span text:style-name="T7_142"><text:s/></text:span><text:span text:style-name="T7_143">known</text:span><text:span text:style-name="T7_144"><text:s/></text:span><text:span text:style-name="T7_145">as</text:span><text:span text:style-name="T7_146"><text:s/>”</text:span><text:span text:style-name="T7_147">the</text:span><text:span text:style-name="T7_148"><text:s/></text:span><text:span text:style-name="T7_149">Humbling</text:span><text:span text:style-name="T7_150">”<text:s/>-<text:s/></text:span><text:span text:style-name="T7_151">at</text:span><text:span text:style-name="T7_152"><text:s/></text:span><text:span text:style-name="T7_153">the</text:span><text:span text:style-name="T7_154"><text:s/></text:span><text:span text:style-name="T7_155">precipice</text:span><text:span text:style-name="T7_156"><text:s/></text:span><text:span text:style-name="T7_157">of</text:span><text:span text:style-name="T7_158"><text:s/></text:span><text:span text:style-name="T7_159">a</text:span><text:span text:style-name="T7_160"><text:s/></text:span><text:span text:style-name="T7_161">sorcerer</text:span><text:span text:style-name="T7_162">’</text:span><text:span text:style-name="T7_163">s</text:span><text:span text:style-name="T7_164"><text:s/></text:span><text:span text:style-name="T7_165">development</text:span><text:span text:style-name="T7_166">,<text:s/></text:span><text:span text:style-name="T7_167">the</text:span><text:span text:style-name="T7_168"><text:s/></text:span><text:span text:style-name="T7_169">sorcerer</text:span><text:span text:style-name="T7_170"><text:s/></text:span><text:span text:style-name="T7_171">is</text:span><text:span text:style-name="T7_172"><text:s/></text:span><text:span text:style-name="T7_173">stripped</text:span><text:span text:style-name="T7_174"><text:s/></text:span><text:span text:style-name="T7_175">of</text:span><text:span text:style-name="T7_176"><text:s/></text:span><text:span text:style-name="T7_177">all</text:span><text:span text:style-name="T7_178"><text:s/></text:span><text:span text:style-name="T7_179">but</text:span><text:span text:style-name="T7_180"><text:s/></text:span><text:span text:style-name="T7_181">the</text:span><text:span text:style-name="T7_182"><text:s/></text:span><text:span text:style-name="T7_183">most</text:span><text:span text:style-name="T7_184"><text:s/></text:span><text:span text:style-name="T7_185">basic</text:span><text:span text:style-name="T7_186"><text:s/></text:span><text:span text:style-name="T7_187">of</text:span><text:span text:style-name="T7_188"><text:s/></text:span><text:span text:style-name="T7_189">his</text:span><text:span text:style-name="T7_190"><text:s/></text:span><text:span text:style-name="T7_191">magical</text:span><text:span text:style-name="T7_192"><text:s/></text:span><text:span text:style-name="T7_193">abilities</text:span><text:span text:style-name="T7_194"><text:s/></text:span><text:span text:style-name="T7_195">and</text:span><text:span text:style-name="T7_196"><text:s/></text:span><text:span text:style-name="T7_197">sent</text:span><text:span text:style-name="T7_198"><text:s/></text:span><text:span text:style-name="T7_199">to</text:span><text:span text:style-name="T7_200"><text:s/></text:span><text:span text:style-name="T7_201">live</text:span><text:span text:style-name="T7_202"><text:s/></text:span><text:span text:style-name="T7_203">amongst</text:span><text:span text:style-name="T7_204"><text:s/></text:span><text:span text:style-name="T7_205">the</text:span><text:span text:style-name="T7_206"><text:s/></text:span><text:span text:style-name="T7_207">common</text:span><text:span text:style-name="T7_208"><text:s/></text:span><text:span text:style-name="T7_209">folk</text:span><text:span text:style-name="T7_210"><text:s/></text:span><text:span text:style-name="T7_211">for</text:span><text:span text:style-name="T7_212"><text:s/></text:span><text:span text:style-name="T7_213">an</text:span><text:span text:style-name="T7_214"><text:s/></text:span><text:span text:style-name="T7_215">entire</text:span><text:span text:style-name="T7_216"><text:s/></text:span><text:span text:style-name="T7_217">year</text:span><text:span text:style-name="T7_218">!<text:s/></text:span><text:span text:style-name="T7_219">A</text:span><text:span text:style-name="T7_220"><text:s/></text:span><text:span text:style-name="T7_221">most</text:span><text:span text:style-name="T7_222"><text:s/></text:span><text:span text:style-name="T7_223">useless</text:span><text:span text:style-name="T7_224"><text:s/></text:span><text:span text:style-name="T7_225">endeavour</text:span><text:span text:style-name="T7_226"><text:s/></text:span><text:span text:style-name="T7_227">in</text:span><text:span text:style-name="T7_228"><text:s/></text:span><text:span text:style-name="T7_229">your</text:span><text:span text:style-name="T7_230"><text:s/></text:span><text:span text:style-name="T7_231">own</text:span><text:span text:style-name="T7_232"><text:s/></text:span><text:span text:style-name="T7_233">opinion</text:span><text:span text:style-name="T7_234"><text:s/></text:span><text:span text:style-name="T7_235">but</text:span><text:span text:style-name="T7_236"><text:s/></text:span><text:span text:style-name="T7_237">one</text:span><text:span text:style-name="T7_238"><text:s/></text:span><text:span text:style-name="T7_239">meant</text:span><text:span text:style-name="T7_240"><text:s/></text:span><text:span text:style-name="T7_241">to</text:span><text:span text:style-name="T7_242"><text:s/></text:span><text:span text:style-name="T7_243">promote</text:span><text:span text:style-name="T7_244"><text:s/></text:span><text:span text:style-name="T7_245">tolerance</text:span><text:span text:style-name="T7_246">.</text:span></text:p>
      <text:p text:style-name="P8"/>
      <text:p text:style-name="P9"><text:span text:style-name="T9_1">The</text:span><text:span text:style-name="T9_2"><text:s/></text:span><text:span text:style-name="T9_3">area</text:span><text:span text:style-name="T9_4"><text:s/></text:span><text:span text:style-name="T9_5">does</text:span><text:span text:style-name="T9_6"><text:s/></text:span><text:span text:style-name="T9_7">not</text:span><text:span text:style-name="T9_8"><text:s/></text:span><text:span text:style-name="T9_9">seem</text:span><text:span text:style-name="T9_10"><text:s/></text:span><text:span text:style-name="T9_11">wholly</text:span><text:span text:style-name="T9_12"><text:s/></text:span><text:span text:style-name="T9_13">unfamiliar</text:span><text:span text:style-name="T9_14"><text:s/></text:span><text:span text:style-name="T9_15">to</text:span><text:span text:style-name="T9_16"><text:s/></text:span><text:span text:style-name="T9_17">you</text:span><text:span text:style-name="T9_18">,<text:s/></text:span><text:span text:style-name="T9_19">though</text:span><text:span text:style-name="T9_20">,<text:s/></text:span><text:span text:style-name="T9_21">and</text:span><text:span text:style-name="T9_22"><text:s/></text:span><text:span text:style-name="T9_23">you</text:span><text:span text:style-name="T9_24"><text:s/></text:span><text:span text:style-name="T9_25">have</text:span><text:span text:style-name="T9_26"><text:s/></text:span><text:span text:style-name="T9_27">vague</text:span><text:span text:style-name="T9_28"><text:s/></text:span><text:span text:style-name="T9_29">memories</text:span><text:span text:style-name="T9_30"><text:s/></text:span><text:span text:style-name="T9_31">of</text:span><text:span text:style-name="T9_32"><text:s/></text:span><text:span text:style-name="T9_33">coming</text:span><text:span text:style-name="T9_34"><text:s/></text:span><text:span text:style-name="T9_35">up</text:span><text:span text:style-name="T9_36"><text:s/></text:span><text:span text:style-name="T9_37">this</text:span><text:span text:style-name="T9_38"><text:s/></text:span><text:span text:style-name="T9_39">way</text:span><text:span text:style-name="T9_40"><text:s/></text:span><text:span text:style-name="T9_41">a</text:span><text:span text:style-name="T9_42"><text:s/></text:span><text:span text:style-name="T9_43">number</text:span><text:span text:style-name="T9_44"><text:s/></text:span><text:span text:style-name="T9_45">of</text:span><text:span text:style-name="T9_46"><text:s/></text:span><text:span text:style-name="T9_47">years</text:span><text:span text:style-name="T9_48"><text:s/></text:span><text:span text:style-name="T9_49">ago</text:span><text:span text:style-name="T9_50"><text:s/></text:span><text:span text:style-name="T9_51">to</text:span><text:span text:style-name="T9_52"><text:s/></text:span><text:span text:style-name="T9_53">harvest</text:span><text:span text:style-name="T9_54"><text:s/></text:span><text:span text:style-name="T9_55">various</text:span><text:span text:style-name="T9_56"><text:s/></text:span><text:span text:style-name="T9_57">body</text:span><text:span text:style-name="T9_58"><text:s/></text:span><text:span text:style-name="T9_59">parts</text:span><text:span text:style-name="T9_60"><text:s/></text:span><text:span text:style-name="T9_61">from</text:span><text:span text:style-name="T9_62"><text:s/></text:span><text:span text:style-name="T9_63">lesser</text:span><text:span text:style-name="T9_64"><text:s/></text:span><text:span text:style-name="T9_65">magical</text:span><text:span text:style-name="T9_66"><text:s/></text:span><text:span text:style-name="T9_67">creatures</text:span><text:span text:style-name="T9_68"><text:s/></text:span><text:span text:style-name="T9_69">such</text:span><text:span text:style-name="T9_70"><text:s/></text:span><text:span text:style-name="T9_71">as</text:span><text:span text:style-name="T9_72"><text:s/></text:span><text:span text:style-name="T9_73">cave</text:span><text:span text:style-name="T9_74"><text:s/></text:span><text:span text:style-name="T9_75">gremlins</text:span><text:span text:style-name="T9_76"><text:s/></text:span><text:span text:style-name="T9_77">and</text:span><text:span text:style-name="T9_78"><text:s/></text:span><text:span text:style-name="T9_79">river</text:span><text:span text:style-name="T9_80"><text:s/></text:span><text:span text:style-name="T9_81">goblins</text:span><text:span text:style-name="T9_82"><text:s/></text:span><text:span text:style-name="T9_83">to</text:span><text:span text:style-name="T9_84"><text:s/></text:span><text:span text:style-name="T9_85">use</text:span><text:span text:style-name="T9_86"><text:s/></text:span><text:span text:style-name="T9_87">for</text:span><text:span text:style-name="T9_88"><text:s/></text:span><text:span text:style-name="T9_89">various</text:span><text:span text:style-name="T9_90"><text:s/></text:span><text:span text:style-name="T9_91">spells</text:span><text:span text:style-name="T9_92">.<text:s/></text:span><text:span text:style-name="T9_93">In</text:span><text:span text:style-name="T9_94"><text:s/></text:span><text:span text:style-name="T9_95">fact</text:span><text:span text:style-name="T9_96">,<text:s/></text:span><text:span text:style-name="T9_97">you</text:span><text:span text:style-name="T9_98"><text:s/></text:span><text:span text:style-name="T9_99">recall</text:span><text:span text:style-name="T9_100"><text:s/></text:span><text:span text:style-name="T9_101">an</text:span><text:span text:style-name="T9_102"><text:s/></text:span><text:span text:style-name="T9_103">amusing</text:span><text:span text:style-name="T9_104"><text:s/></text:span><text:span text:style-name="T9_105">incident</text:span><text:span text:style-name="T9_106"><text:s/></text:span><text:span text:style-name="T9_107">whereby</text:span><text:span text:style-name="T9_108"><text:s/></text:span><text:span text:style-name="T9_109">you</text:span><text:span text:style-name="T9_110"><text:s/></text:span><text:span text:style-name="T9_111">spared</text:span><text:span text:style-name="T9_112"><text:s/></text:span><text:span text:style-name="T9_113">the</text:span><text:span text:style-name="T9_114"><text:s/></text:span><text:span text:style-name="T9_115">life</text:span><text:span text:style-name="T9_116"><text:s/></text:span><text:span text:style-name="T9_117">of</text:span><text:span text:style-name="T9_118"><text:s/></text:span><text:span text:style-name="T9_119">such</text:span><text:span text:style-name="T9_120"><text:s/></text:span><text:span text:style-name="T9_121">a</text:span><text:span text:style-name="T9_122"><text:s/></text:span><text:span text:style-name="T9_123">lesser</text:span><text:span text:style-name="T9_124"><text:s/></text:span><text:span text:style-name="T9_125">life</text:span><text:span text:style-name="T9_126"><text:s/></text:span><text:span text:style-name="T9_127">form</text:span><text:span text:style-name="T9_128"><text:s/></text:span><text:span text:style-name="T9_129">only</text:span><text:span text:style-name="T9_130"><text:s/></text:span><text:span text:style-name="T9_131">to</text:span><text:span text:style-name="T9_132"><text:s/></text:span><text:span text:style-name="T9_133">trap</text:span><text:span text:style-name="T9_134"><text:s/></text:span><text:span text:style-name="T9_135">them</text:span><text:span text:style-name="T9_136"><text:s/></text:span><text:span text:style-name="T9_137">in</text:span><text:span text:style-name="T9_138"><text:s/></text:span><text:span text:style-name="T9_139">human</text:span><text:span text:style-name="T9_140"><text:s/></text:span><text:span text:style-name="T9_141">form</text:span><text:span text:style-name="T9_142">!<text:s/></text:span><text:span text:style-name="T9_143">Such</text:span><text:span text:style-name="T9_144"><text:s/></text:span><text:span text:style-name="T9_145">a</text:span><text:span text:style-name="T9_146"><text:s/></text:span><text:span text:style-name="T9_147">droll</text:span><text:span text:style-name="T9_148"><text:s/></text:span><text:span text:style-name="T9_149">affair</text:span><text:span text:style-name="T9_150">!</text:span></text:p>
      <text:p text:style-name="P10"/>
      <text:p text:style-name="P11"><text:span text:style-name="T11_1">You</text:span><text:span text:style-name="T11_2"><text:s/></text:span><text:span text:style-name="T11_3">chose</text:span><text:span text:style-name="T11_4"><text:s/></text:span><text:span text:style-name="T11_5">Luton</text:span><text:span text:style-name="T11_6"><text:s/></text:span><text:span text:style-name="T11_7">because</text:span><text:span text:style-name="T11_8"><text:s/></text:span><text:span text:style-name="T11_9">it</text:span><text:span text:style-name="T11_10"><text:s/></text:span><text:span text:style-name="T11_11">has</text:span><text:span text:style-name="T11_12"><text:s/></text:span><text:span text:style-name="T11_13">a</text:span><text:span text:style-name="T11_14"><text:s/></text:span><text:span text:style-name="T11_15">fantastic</text:span><text:span text:style-name="T11_16"><text:s/></text:span><text:span text:style-name="T11_17">source</text:span><text:span text:style-name="T11_18"><text:s/></text:span><text:span text:style-name="T11_19">of</text:span><text:span text:style-name="T11_20"><text:s/></text:span><text:span text:style-name="T11_21">magical</text:span><text:span text:style-name="T11_22"><text:s/></text:span><text:span text:style-name="T11_23">properties</text:span><text:span text:style-name="T11_24">.<text:s/></text:span><text:span text:style-name="T11_25">You</text:span><text:span text:style-name="T11_26"><text:s/></text:span><text:span text:style-name="T11_27">have</text:span><text:span text:style-name="T11_28"><text:s/></text:span><text:span text:style-name="T11_29">already</text:span><text:span text:style-name="T11_30"><text:s/></text:span><text:span text:style-name="T11_31">ordered</text:span><text:span text:style-name="T11_32"><text:s/></text:span><text:span text:style-name="T11_33">some</text:span><text:span text:style-name="T11_34"><text:s/></text:span><text:span text:style-name="T11_35">livers</text:span><text:span text:style-name="T11_36"><text:s/></text:span><text:span text:style-name="T11_37">from</text:span><text:span text:style-name="T11_38"><text:s/></text:span><text:span text:style-name="T11_39">Susannah</text:span><text:span text:style-name="T11_40"><text:s/></text:span><text:span text:style-name="T11_41">Silvester</text:span><text:span text:style-name="T11_42"><text:s/></text:span><text:span text:style-name="T11_43">which</text:span><text:span text:style-name="T11_44"><text:s/></text:span><text:span text:style-name="T11_45">saves</text:span><text:span text:style-name="T11_46"><text:s/></text:span><text:span text:style-name="T11_47">you</text:span><text:span text:style-name="T11_48"><text:s/></text:span><text:span text:style-name="T11_49">from</text:span><text:span text:style-name="T11_50"><text:s/></text:span><text:span text:style-name="T11_51">having</text:span><text:span text:style-name="T11_52"><text:s/></text:span><text:span text:style-name="T11_53">to</text:span><text:span text:style-name="T11_54"><text:s/></text:span><text:span text:style-name="T11_55">turn</text:span><text:span text:style-name="T11_56"><text:s/></text:span><text:span text:style-name="T11_57">any</text:span><text:span text:style-name="T11_58"><text:s/></text:span><text:span text:style-name="T11_59">beings</text:span><text:span text:style-name="T11_60"><text:s/></text:span><text:span text:style-name="T11_61">inside</text:span><text:span text:style-name="T11_62"><text:s/></text:span><text:span text:style-name="T11_63">out</text:span><text:span text:style-name="T11_64">,<text:s/></text:span><text:span text:style-name="T11_65">which</text:span><text:span text:style-name="T11_66"><text:s/></text:span><text:span text:style-name="T11_67">is</text:span><text:span text:style-name="T11_68"><text:s/></text:span><text:span text:style-name="T11_69">usually</text:span><text:span text:style-name="T11_70"><text:s/></text:span><text:span text:style-name="T11_71">a</text:span><text:span text:style-name="T11_72"><text:s/></text:span><text:span text:style-name="T11_73">very</text:span><text:span text:style-name="T11_74"><text:s/></text:span><text:span text:style-name="T11_75">messy</text:span><text:span text:style-name="T11_76"><text:s/></text:span><text:span text:style-name="T11_77">process</text:span><text:span text:style-name="T11_78">.<text:s/></text:span><text:span text:style-name="T11_79">You</text:span><text:span text:style-name="T11_80">’</text:span><text:span text:style-name="T11_81">ve</text:span><text:span text:style-name="T11_82"><text:s/></text:span><text:span text:style-name="T11_83">also</text:span><text:span text:style-name="T11_84"><text:s/></text:span><text:span text:style-name="T11_85">learned</text:span><text:span text:style-name="T11_86"><text:s/></text:span><text:span text:style-name="T11_87">that</text:span><text:span text:style-name="T11_88"><text:s/></text:span><text:span text:style-name="T11_89">Isabel</text:span><text:span text:style-name="T11_90"><text:s/></text:span><text:span text:style-name="T11_91">Williams</text:span><text:span text:style-name="T11_92"><text:s/></text:span><text:span text:style-name="T11_93">is</text:span><text:span text:style-name="T11_94"><text:s/></text:span><text:span text:style-name="T11_95">an</text:span><text:span text:style-name="T11_96"><text:s/></text:span><text:span text:style-name="T11_97">alchemist</text:span><text:span text:style-name="T11_98">,<text:s/></text:span><text:span text:style-name="T11_99">useful</text:span><text:span text:style-name="T11_100"><text:s/></text:span><text:span text:style-name="T11_101">to</text:span><text:span text:style-name="T11_102"><text:s/></text:span><text:span text:style-name="T11_103">know</text:span><text:span text:style-name="T11_104"><text:s/></text:span><text:span text:style-name="T11_105">as</text:span><text:span text:style-name="T11_106"><text:s/></text:span><text:span text:style-name="T11_107">typically</text:span><text:span text:style-name="T11_108"><text:s/></text:span><text:span text:style-name="T11_109">alchemists</text:span><text:span text:style-name="T11_110"><text:s/></text:span><text:span text:style-name="T11_111">are</text:span><text:span text:style-name="T11_112"><text:s/></text:span><text:span text:style-name="T11_113">able</text:span><text:span text:style-name="T11_114"><text:s/></text:span><text:span text:style-name="T11_115">to</text:span><text:span text:style-name="T11_116"><text:s/></text:span><text:span text:style-name="T11_117">refine</text:span><text:span text:style-name="T11_118"><text:s/></text:span><text:span text:style-name="T11_119">livers</text:span><text:span text:style-name="T11_120">.<text:s/></text:span><text:span text:style-name="T11_121">The</text:span><text:span text:style-name="T11_122"><text:s/></text:span><text:span text:style-name="T11_123">woman</text:span><text:span text:style-name="T11_124"><text:s/></text:span><text:span text:style-name="T11_125">was</text:span><text:span text:style-name="T11_126"><text:s/></text:span><text:span text:style-name="T11_127">hiding</text:span><text:span text:style-name="T11_128"><text:s/></text:span><text:span text:style-name="T11_129">this</text:span><text:span text:style-name="T11_130"><text:s/></text:span><text:span text:style-name="T11_131">secret</text:span><text:span text:style-name="T11_132"><text:s/></text:span><text:span text:style-name="T11_133">very</text:span><text:span text:style-name="T11_134"><text:s/></text:span><text:span text:style-name="T11_135">well</text:span><text:span text:style-name="T11_136"><text:s/></text:span><text:span text:style-name="T11_137">too</text:span><text:span text:style-name="T11_138"><text:s/></text:span><text:span text:style-name="T11_139">so</text:span><text:span text:style-name="T11_140"><text:s/></text:span><text:span text:style-name="T11_141">it</text:span><text:span text:style-name="T11_142"><text:s/></text:span><text:span text:style-name="T11_143">must</text:span><text:span text:style-name="T11_144"><text:s/></text:span><text:span text:style-name="T11_145">be</text:span><text:span text:style-name="T11_146"><text:s/></text:span><text:span text:style-name="T11_147">worth</text:span><text:span text:style-name="T11_148"><text:s/></text:span><text:span text:style-name="T11_149">something</text:span><text:span text:style-name="T11_150"><text:s/></text:span><text:span text:style-name="T11_151">to</text:span><text:span text:style-name="T11_152"><text:s/></text:span><text:span text:style-name="T11_153">someone</text:span><text:span text:style-name="T11_154">.</text:span></text:p>
      <text:p text:style-name="P12"/>
      <text:p text:style-name="P13"><text:span text:style-name="T13_1">Ever</text:span><text:span text:style-name="T13_2"><text:s/></text:span><text:span text:style-name="T13_3">since</text:span><text:span text:style-name="T13_4"><text:s/></text:span><text:span text:style-name="T13_5">you</text:span><text:span text:style-name="T13_6"><text:s/></text:span><text:span text:style-name="T13_7">moved</text:span><text:span text:style-name="T13_8"><text:s/></text:span><text:span text:style-name="T13_9">to</text:span><text:span text:style-name="T13_10"><text:s/></text:span><text:span text:style-name="T13_11">Luton</text:span><text:span text:style-name="T13_12"><text:s/></text:span><text:span text:style-name="T13_13">you</text:span><text:span text:style-name="T13_14"><text:s/></text:span><text:span text:style-name="T13_15">have</text:span><text:span text:style-name="T13_16"><text:s/></text:span><text:span text:style-name="T13_17">sensed</text:span><text:span text:style-name="T13_18"><text:s/></text:span><text:span text:style-name="T13_19">the</text:span><text:span text:style-name="T13_20"><text:s/></text:span><text:span text:style-name="T13_21">presence</text:span><text:span text:style-name="T13_22"><text:s/></text:span><text:span text:style-name="T13_23">of</text:span><text:span text:style-name="T13_24"><text:s/></text:span><text:span text:style-name="T13_25">another</text:span><text:span text:style-name="T13_26"><text:s/></text:span><text:span text:style-name="T13_27">being</text:span><text:span text:style-name="T13_28"><text:s/></text:span><text:span text:style-name="T13_29">of</text:span><text:span text:style-name="T13_30"><text:s/></text:span><text:span text:style-name="T13_31">the</text:span><text:span text:style-name="T13_32"><text:s/></text:span><text:span text:style-name="T13_33">higher</text:span><text:span text:style-name="T13_34"><text:s/></text:span><text:span text:style-name="T13_35">magical</text:span><text:span text:style-name="T13_36"><text:s/></text:span><text:span text:style-name="T13_37">order</text:span><text:span text:style-name="T13_38"><text:s/>-<text:s/></text:span><text:span text:style-name="T13_39">perhaps</text:span><text:span text:style-name="T13_40"><text:s/></text:span><text:span text:style-name="T13_41">a</text:span><text:span text:style-name="T13_42"><text:s/></text:span><text:span text:style-name="T13_43">witch</text:span><text:span text:style-name="T13_44"><text:s/></text:span><text:span text:style-name="T13_45">or</text:span><text:span text:style-name="T13_46"><text:s/></text:span><text:span text:style-name="T13_47">another</text:span><text:span text:style-name="T13_48"><text:s/></text:span><text:span text:style-name="T13_49">sorcerer</text:span><text:span text:style-name="T13_50">.<text:s text:c="2"/></text:span><text:span text:style-name="T13_51">They</text:span><text:span text:style-name="T13_52"><text:s/></text:span><text:span text:style-name="T13_53">have</text:span><text:span text:style-name="T13_54"><text:s/></text:span><text:span text:style-name="T13_55">not</text:span><text:span text:style-name="T13_56"><text:s/></text:span><text:span text:style-name="T13_57">revealed</text:span><text:span text:style-name="T13_58"><text:s/></text:span><text:span text:style-name="T13_59">themselves</text:span><text:span text:style-name="T13_60"><text:s/></text:span><text:span text:style-name="T13_61">to</text:span><text:span text:style-name="T13_62"><text:s/></text:span><text:span text:style-name="T13_63">you</text:span><text:span text:style-name="T13_64"><text:s/>-<text:s/></text:span><text:span text:style-name="T13_65">though</text:span><text:span text:style-name="T13_66">,<text:s/></text:span><text:span text:style-name="T13_67">Lord</text:span><text:span text:style-name="T13_68"><text:s/></text:span><text:span text:style-name="T13_69">knows</text:span><text:span text:style-name="T13_70"><text:s/></text:span><text:span text:style-name="T13_71">you</text:span><text:span text:style-name="T13_72"><text:s/></text:span><text:span text:style-name="T13_73">could</text:span><text:span text:style-name="T13_74"><text:s/></text:span><text:span text:style-name="T13_75">have</text:span><text:span text:style-name="T13_76"><text:s/></text:span><text:span text:style-name="T13_77">used</text:span><text:span text:style-name="T13_78"><text:s/></text:span><text:span text:style-name="T13_79">the</text:span><text:span text:style-name="T13_80"><text:s/></text:span><text:span text:style-name="T13_81">companionship</text:span><text:span text:style-name="T13_82"><text:s/></text:span><text:span text:style-name="T13_83">over</text:span><text:span text:style-name="T13_84"><text:s/></text:span><text:span text:style-name="T13_85">the</text:span><text:span text:style-name="T13_86"><text:s/></text:span><text:span text:style-name="T13_87">mind</text:span><text:span text:style-name="T13_88">-</text:span><text:span text:style-name="T13_89">numbing</text:span><text:span text:style-name="T13_90"><text:s/></text:span><text:span text:style-name="T13_91">past</text:span><text:span text:style-name="T13_92"><text:s/></text:span><text:span text:style-name="T13_93">few</text:span><text:span text:style-name="T13_94"><text:s/></text:span><text:span text:style-name="T13_95">months</text:span><text:span text:style-name="T13_96">.<text:s/></text:span><text:span text:style-name="T13_97">They</text:span><text:span text:style-name="T13_98"><text:s/></text:span><text:span text:style-name="T13_99">could</text:span><text:span text:style-name="T13_100"><text:s/></text:span><text:span text:style-name="T13_101">also</text:span><text:span text:style-name="T13_102"><text:s/></text:span><text:span text:style-name="T13_103">be</text:span><text:span text:style-name="T13_104"><text:s/></text:span><text:span text:style-name="T13_105">a</text:span><text:span text:style-name="T13_106"><text:s/></text:span><text:span text:style-name="T13_107">very</text:span><text:span text:style-name="T13_108"><text:s/></text:span><text:span text:style-name="T13_109">useful</text:span><text:span text:style-name="T13_110"><text:s/></text:span><text:span text:style-name="T13_111">tool</text:span><text:span text:style-name="T13_112"><text:s/></text:span><text:span text:style-name="T13_113">for</text:span><text:span text:style-name="T13_114"><text:s/></text:span><text:span text:style-name="T13_115">you</text:span><text:span text:style-name="T13_116">…<text:s/></text:span><text:span text:style-name="T13_117">If</text:span><text:span text:style-name="T13_118"><text:s/></text:span><text:span text:style-name="T13_119">you</text:span><text:span text:style-name="T13_120"><text:s/></text:span><text:span text:style-name="T13_121">anybody</text:span><text:span text:style-name="T13_122"><text:s/></text:span><text:span text:style-name="T13_123">becomes</text:span><text:span text:style-name="T13_124"><text:s/></text:span><text:span text:style-name="T13_125">suspicious</text:span><text:span text:style-name="T13_126"><text:s/></text:span><text:span text:style-name="T13_127">of</text:span><text:span text:style-name="T13_128"><text:s/></text:span><text:span text:style-name="T13_129">your</text:span><text:span text:style-name="T13_130"><text:s/></text:span><text:span text:style-name="T13_131">mystical</text:span><text:span text:style-name="T13_132"><text:s/></text:span><text:span text:style-name="T13_133">capabilities</text:span><text:span text:style-name="T13_134">,<text:s/></text:span><text:span text:style-name="T13_135">it</text:span><text:span text:style-name="T13_136"><text:s/></text:span><text:span text:style-name="T13_137">would</text:span><text:span text:style-name="T13_138"><text:s/></text:span><text:span text:style-name="T13_139">be</text:span><text:span text:style-name="T13_140"><text:s/></text:span><text:span text:style-name="T13_141">helpful</text:span><text:span text:style-name="T13_142"><text:s/></text:span><text:span text:style-name="T13_143">to</text:span><text:span text:style-name="T13_144"><text:s/></text:span><text:span text:style-name="T13_145">shift</text:span><text:span text:style-name="T13_146"><text:s/></text:span><text:span text:style-name="T13_147">the</text:span><text:span text:style-name="T13_148"><text:s/></text:span><text:span text:style-name="T13_149">heat</text:span><text:span text:style-name="T13_150"><text:s/></text:span><text:span text:style-name="T13_151">onto</text:span><text:span text:style-name="T13_152"><text:s/></text:span><text:span text:style-name="T13_153">your</text:span><text:span text:style-name="T13_154"><text:s/></text:span><text:span text:style-name="T13_155">magical</text:span><text:span text:style-name="T13_156"><text:s/></text:span><text:span text:style-name="T13_157">compatriot</text:span><text:span text:style-name="T13_158">.<text:s/></text:span><text:span text:style-name="T13_159">After</text:span><text:span text:style-name="T13_160"><text:s/></text:span><text:span text:style-name="T13_161">all</text:span><text:span text:style-name="T13_162">,<text:s/></text:span><text:span text:style-name="T13_163">people</text:span><text:span text:style-name="T13_164"><text:s/></text:span><text:span text:style-name="T13_165">are</text:span><text:span text:style-name="T13_166"><text:s/></text:span><text:span text:style-name="T13_167">still</text:span><text:span text:style-name="T13_168"><text:s/></text:span><text:span text:style-name="T13_169">burning</text:span><text:span text:style-name="T13_170"><text:s/>‘</text:span><text:span text:style-name="T13_171">magical</text:span><text:span text:style-name="T13_172">’<text:s/></text:span><text:span text:style-name="T13_173">folk</text:span><text:span text:style-name="T13_174"><text:s/>(</text:span><text:span text:style-name="T13_175">primarily</text:span><text:span text:style-name="T13_176"><text:s/></text:span><text:span text:style-name="T13_177">other</text:span><text:span text:style-name="T13_178"><text:s/></text:span><text:span text:style-name="T13_179">ordinary</text:span><text:span text:style-name="T13_180"><text:s/></text:span><text:span text:style-name="T13_181">humans</text:span><text:span text:style-name="T13_182">,<text:s/></text:span><text:span text:style-name="T13_183">haha</text:span><text:span text:style-name="T13_184">)<text:s/></text:span><text:span text:style-name="T13_185">all</text:span><text:span text:style-name="T13_186"><text:s/></text:span><text:span text:style-name="T13_187">over</text:span><text:span text:style-name="T13_188"><text:s/></text:span><text:span text:style-name="T13_189">Europe</text:span><text:span text:style-name="T13_190">.</text:span></text:p>
      <text:p text:style-name="P14"/>
      <text:p text:style-name="P15"><text:span text:style-name="T15_1">To</text:span><text:span text:style-name="T15_2"><text:s/></text:span><text:span text:style-name="T15_3">keep</text:span><text:span text:style-name="T15_4"><text:s/></text:span><text:span text:style-name="T15_5">your</text:span><text:span text:style-name="T15_6"><text:s/></text:span><text:span text:style-name="T15_7">guise</text:span><text:span text:style-name="T15_8"><text:s/></text:span><text:span text:style-name="T15_9">as</text:span><text:span text:style-name="T15_10"><text:s/></text:span><text:span text:style-name="T15_11">a</text:span><text:span text:style-name="T15_12"><text:s/></text:span><text:span text:style-name="T15_13">stonemason</text:span><text:span text:style-name="T15_14"><text:s/></text:span><text:span text:style-name="T15_15">you</text:span><text:span text:style-name="T15_16"><text:s/></text:span><text:span text:style-name="T15_17">need</text:span><text:span text:style-name="T15_18"><text:s/></text:span><text:span text:style-name="T15_19">to</text:span><text:span text:style-name="T15_20"><text:s/></text:span><text:span text:style-name="T15_21">be</text:span><text:span text:style-name="T15_22"><text:s/></text:span><text:span text:style-name="T15_23">sure</text:span><text:span text:style-name="T15_24"><text:s/></text:span><text:span text:style-name="T15_25">that</text:span><text:span text:style-name="T15_26"><text:s/></text:span><text:span text:style-name="T15_27">the</text:span><text:span text:style-name="T15_28"><text:s/></text:span><text:span text:style-name="T15_29">cathedral</text:span><text:span text:style-name="T15_30"><text:s/></text:span><text:span text:style-name="T15_31">construction</text:span><text:span text:style-name="T15_32"><text:s/></text:span><text:span text:style-name="T15_33">goes</text:span><text:span text:style-name="T15_34"><text:s/></text:span><text:span text:style-name="T15_35">ahead</text:span><text:span text:style-name="T15_36">.<text:s/></text:span><text:span text:style-name="T15_37">Nathaniel</text:span><text:span text:style-name="T15_38"><text:s/></text:span><text:span text:style-name="T15_39">has</text:span><text:span text:style-name="T15_40"><text:s/></text:span><text:span text:style-name="T15_41">been</text:span><text:span text:style-name="T15_42"><text:s/></text:span><text:span text:style-name="T15_43">put</text:span><text:span text:style-name="T15_44"><text:s/></text:span><text:span text:style-name="T15_45">in</text:span><text:span text:style-name="T15_46"><text:s/></text:span><text:span text:style-name="T15_47">charge</text:span><text:span text:style-name="T15_48"><text:s/></text:span><text:span text:style-name="T15_49">of</text:span><text:span text:style-name="T15_50"><text:s/></text:span><text:span text:style-name="T15_51">this</text:span><text:span text:style-name="T15_52"><text:s/></text:span><text:span text:style-name="T15_53">decision</text:span><text:span text:style-name="T15_54"><text:s/></text:span><text:span text:style-name="T15_55">but</text:span><text:span text:style-name="T15_56"><text:s/></text:span><text:span text:style-name="T15_57">the</text:span><text:span text:style-name="T15_58"><text:s/></text:span><text:span text:style-name="T15_59">man</text:span><text:span text:style-name="T15_60"><text:s/></text:span><text:span text:style-name="T15_61">sounds</text:span><text:span text:style-name="T15_62"><text:s/></text:span><text:span text:style-name="T15_63">like</text:span><text:span text:style-name="T15_64"><text:s/></text:span><text:span text:style-name="T15_65">a</text:span><text:span text:style-name="T15_66"><text:s/></text:span><text:span text:style-name="T15_67">saint</text:span><text:span text:style-name="T15_68"><text:s/></text:span><text:span text:style-name="T15_69">and</text:span><text:span text:style-name="T15_70"><text:s/></text:span><text:span text:style-name="T15_71">you</text:span><text:span text:style-name="T15_72"><text:s/></text:span><text:span text:style-name="T15_73">can</text:span><text:span text:style-name="T15_74">’</text:span><text:span text:style-name="T15_75">t</text:span><text:span text:style-name="T15_76"><text:s/></text:span><text:span text:style-name="T15_77">seem</text:span><text:span text:style-name="T15_78"><text:s/></text:span><text:span text:style-name="T15_79">to</text:span><text:span text:style-name="T15_80"><text:s/></text:span><text:span text:style-name="T15_81">force</text:span><text:span text:style-name="T15_82"><text:s/></text:span><text:span text:style-name="T15_83">him</text:span><text:span text:style-name="T15_84"><text:s/></text:span><text:span text:style-name="T15_85">to</text:span><text:span text:style-name="T15_86"><text:s/></text:span><text:span text:style-name="T15_87">do</text:span><text:span text:style-name="T15_88"><text:s/></text:span><text:span text:style-name="T15_89">your</text:span><text:span text:style-name="T15_90"><text:s/></text:span><text:span text:style-name="T15_91">bidding</text:span><text:span text:style-name="T15_92">.<text:s/></text:span><text:span text:style-name="T15_93">You</text:span><text:span text:style-name="T15_94"><text:s/></text:span><text:span text:style-name="T15_95">read</text:span><text:span text:style-name="T15_96"><text:s/></text:span><text:span text:style-name="T15_97">the</text:span><text:span text:style-name="T15_98"><text:s/></text:span><text:span text:style-name="T15_99">minds</text:span><text:span text:style-name="T15_100"><text:s/></text:span><text:span text:style-name="T15_101">of</text:span><text:span text:style-name="T15_102"><text:s/></text:span><text:span text:style-name="T15_103">some</text:span><text:span text:style-name="T15_104"><text:s/></text:span><text:span text:style-name="T15_105">of</text:span><text:span text:style-name="T15_106"><text:s/></text:span><text:span text:style-name="T15_107">the</text:span><text:span text:style-name="T15_108"><text:s/></text:span><text:span text:style-name="T15_109">lesser</text:span><text:span text:style-name="T15_110"><text:s/></text:span><text:span text:style-name="T15_111">mortals</text:span><text:span text:style-name="T15_112"><text:s/></text:span><text:span text:style-name="T15_113">in</text:span><text:span text:style-name="T15_114"><text:s/></text:span><text:span text:style-name="T15_115">town</text:span><text:span text:style-name="T15_116"><text:s/></text:span><text:span text:style-name="T15_117">though</text:span><text:span text:style-name="T15_118"><text:s/></text:span><text:span text:style-name="T15_119">and</text:span><text:span text:style-name="T15_120"><text:s/></text:span><text:span text:style-name="T15_121">sensed</text:span><text:span text:style-name="T15_122"><text:s/></text:span><text:span text:style-name="T15_123">that</text:span><text:span text:style-name="T15_124"><text:s/></text:span><text:span text:style-name="T15_125">Helen</text:span><text:span text:style-name="T15_126"><text:s/></text:span><text:span text:style-name="T15_127">Blythe</text:span><text:span text:style-name="T15_128"><text:s/></text:span><text:span text:style-name="T15_129">may</text:span><text:span text:style-name="T15_130"><text:s/></text:span><text:span text:style-name="T15_131">have</text:span><text:span text:style-name="T15_132"><text:s/></text:span><text:span text:style-name="T15_133">information</text:span><text:span text:style-name="T15_134"><text:s/></text:span><text:span text:style-name="T15_135">on</text:span><text:span text:style-name="T15_136"><text:s/></text:span><text:span text:style-name="T15_137">Nathaniel</text:span><text:span text:style-name="T15_138">.</text:span></text:p>
      <text:p text:style-name="P16"/>
      <text:p text:style-name="P17"><text:span text:style-name="T17_1">Annoyingly</text:span><text:span text:style-name="T17_2">,<text:s/></text:span><text:span text:style-name="T17_3">to</text:span><text:span text:style-name="T17_4"><text:s/></text:span><text:span text:style-name="T17_5">cast</text:span><text:span text:style-name="T17_6"><text:s/></text:span><text:span text:style-name="T17_7">any</text:span><text:span text:style-name="T17_8"><text:s/></text:span><text:span text:style-name="T17_9">of</text:span><text:span text:style-name="T17_10"><text:s/></text:span><text:span text:style-name="T17_11">your</text:span><text:span text:style-name="T17_12"><text:s/></text:span><text:span text:style-name="T17_13">better</text:span><text:span text:style-name="T17_14"><text:s/></text:span><text:span text:style-name="T17_15">enchantments</text:span><text:span text:style-name="T17_16"><text:s/></text:span><text:span text:style-name="T17_17">you</text:span><text:span text:style-name="T17_18"><text:s/></text:span><text:span text:style-name="T17_19">need</text:span><text:span text:style-name="T17_20"><text:s/></text:span><text:span text:style-name="T17_21">tools</text:span><text:span text:style-name="T17_22">.<text:s/></text:span><text:span text:style-name="T17_23">The</text:span><text:span text:style-name="T17_24"><text:s/></text:span><text:span text:style-name="T17_25">livers</text:span><text:span text:style-name="T17_26"><text:s/></text:span><text:span text:style-name="T17_27">you</text:span><text:span text:style-name="T17_28"><text:s/></text:span><text:span text:style-name="T17_29">ordered</text:span><text:span text:style-name="T17_30"><text:s/></text:span><text:span text:style-name="T17_31">should</text:span><text:span text:style-name="T17_32"><text:s/></text:span><text:span text:style-name="T17_33">be</text:span><text:span text:style-name="T17_34"><text:s/></text:span><text:span text:style-name="T17_35">good</text:span><text:span text:style-name="T17_36"><text:s/></text:span><text:span text:style-name="T17_37">enough</text:span><text:span text:style-name="T17_38"><text:s/></text:span><text:span text:style-name="T17_39">for</text:span><text:span text:style-name="T17_40"><text:s/></text:span><text:span text:style-name="T17_41">some</text:span><text:span text:style-name="T17_42"><text:s/></text:span><text:span text:style-name="T17_43">of</text:span><text:span text:style-name="T17_44"><text:s/></text:span><text:span text:style-name="T17_45">them</text:span><text:span text:style-name="T17_46"><text:s/></text:span><text:span text:style-name="T17_47">but</text:span><text:span text:style-name="T17_48"><text:s/></text:span><text:span text:style-name="T17_49">you</text:span><text:span text:style-name="T17_50"><text:s/></text:span><text:span text:style-name="T17_51">really</text:span><text:span text:style-name="T17_52"><text:s/></text:span><text:span text:style-name="T17_53">need</text:span><text:span text:style-name="T17_54"><text:s/></text:span><text:span text:style-name="T17_55">your</text:span><text:span text:style-name="T17_56"><text:s/></text:span><text:span text:style-name="T17_57">silver</text:span><text:span text:style-name="T17_58"><text:s/></text:span><text:span text:style-name="T17_59">vuvuzela</text:span><text:span text:style-name="T17_60">.<text:s/></text:span><text:span text:style-name="T17_61">It</text:span><text:span text:style-name="T17_62"><text:s/></text:span><text:span text:style-name="T17_63">was</text:span><text:span text:style-name="T17_64"><text:s/></text:span><text:span text:style-name="T17_65">sent</text:span><text:span text:style-name="T17_66"><text:s/></text:span><text:span text:style-name="T17_67">ahead</text:span><text:span text:style-name="T17_68"><text:s/></text:span><text:span text:style-name="T17_69">with</text:span><text:span text:style-name="T17_70"><text:s/></text:span><text:span text:style-name="T17_71">your</text:span><text:span text:style-name="T17_72"><text:s/></text:span><text:span text:style-name="T17_73">stonemason</text:span><text:span text:style-name="T17_74"><text:s/></text:span><text:span text:style-name="T17_75">supplies</text:span><text:span text:style-name="T17_76"><text:s/></text:span><text:span text:style-name="T17_77">but</text:span><text:span text:style-name="T17_78"><text:s/></text:span><text:span text:style-name="T17_79">you</text:span><text:span text:style-name="T17_80"><text:s/></text:span><text:span text:style-name="T17_81">never</text:span><text:span text:style-name="T17_82"><text:s/></text:span><text:span text:style-name="T17_83">found</text:span><text:span text:style-name="T17_84"><text:s/></text:span><text:span text:style-name="T17_85">it</text:span><text:span text:style-name="T17_86">.<text:s/></text:span><text:span text:style-name="T17_87">You</text:span><text:span text:style-name="T17_88"><text:s/></text:span><text:span text:style-name="T17_89">heard</text:span><text:span text:style-name="T17_90"><text:s/></text:span><text:span text:style-name="T17_91">Aja</text:span><text:span text:style-name="T17_92"><text:s/></text:span><text:span text:style-name="T17_93">Choudhary</text:span><text:span text:style-name="T17_94"><text:s/></text:span><text:span text:style-name="T17_95">talking</text:span><text:span text:style-name="T17_96"><text:s/></text:span><text:span text:style-name="T17_97">about</text:span><text:span text:style-name="T17_98"><text:s/></text:span><text:span text:style-name="T17_99">a</text:span><text:span text:style-name="T17_100"><text:s/></text:span><text:span text:style-name="T17_101">silver</text:span><text:span text:style-name="T17_102"><text:s/></text:span><text:span text:style-name="T17_103">pipe</text:span><text:span text:style-name="T17_104">,<text:s/></text:span><text:span text:style-name="T17_105">which</text:span><text:span text:style-name="T17_106"><text:s/></text:span><text:span text:style-name="T17_107">you</text:span><text:span text:style-name="T17_108"><text:s/></text:span><text:span text:style-name="T17_109">think</text:span><text:span text:style-name="T17_110"><text:s/></text:span><text:span text:style-name="T17_111">might</text:span><text:span text:style-name="T17_112"><text:s/></text:span><text:span text:style-name="T17_113">be</text:span><text:span text:style-name="T17_114"><text:s/></text:span><text:span text:style-name="T17_115">the</text:span><text:span text:style-name="T17_116"><text:s/></text:span><text:span text:style-name="T17_117">same</text:span><text:span text:style-name="T17_118"><text:s/></text:span><text:span text:style-name="T17_119">thing</text:span><text:span text:style-name="T17_120">.<text:s/></text:span><text:span text:style-name="T17_121">Perhaps</text:span><text:span text:style-name="T17_122"><text:s/></text:span><text:span text:style-name="T17_123">you</text:span><text:span text:style-name="T17_124"><text:s/></text:span><text:span text:style-name="T17_125">will</text:span><text:span text:style-name="T17_126"><text:s/></text:span><text:span text:style-name="T17_127">have</text:span><text:span text:style-name="T17_128"><text:s/></text:span><text:span text:style-name="T17_129">to</text:span><text:span text:style-name="T17_130"><text:s/></text:span><text:span text:style-name="T17_131">make</text:span><text:span text:style-name="T17_132"><text:s/></text:span><text:span text:style-name="T17_133">her</text:span><text:span text:style-name="T17_134"><text:s/></text:span><text:span text:style-name="T17_135">talk</text:span><text:span text:style-name="T17_136"><text:s/></text:span><text:span text:style-name="T17_137">first</text:span><text:span text:style-name="T17_138">.</text:span></text:p>
      <text:p text:style-name="P18"/>
      <text:h text:style-name="P19" text:outline-level="10"><text:bookmark-start text:name="h.g4o3w61blpqr"/><text:bookmark-end text:name="h.g4o3w61blpqr"/><text:span text:style-name="T19_1">Other</text:span><text:span text:style-name="T19_2"><text:s/></text:span><text:span text:style-name="T19_3">People</text:span></text:h>
      <text:p text:style-name="P20"/>
      <text:p text:style-name="P21"><text:span text:style-name="T21_1">Agnes</text:span><text:span text:style-name="T21_2"><text:s/></text:span><text:span text:style-name="T21_3">Smallwood</text:span><text:span text:style-name="T21_4"><text:s/>-<text:s/></text:span><text:span text:style-name="T21_5">the</text:span><text:span text:style-name="T21_6"><text:s/></text:span><text:span text:style-name="T21_7">wife</text:span><text:span text:style-name="T21_8"><text:s/></text:span><text:span text:style-name="T21_9">of</text:span><text:span text:style-name="T21_10"><text:s/></text:span><text:span text:style-name="T21_11">your</text:span><text:span text:style-name="T21_12"><text:s/></text:span><text:span text:style-name="T21_13">employer</text:span><text:span text:style-name="T21_14">,<text:s/></text:span><text:span text:style-name="T21_15">Duke</text:span><text:span text:style-name="T21_16"><text:s/></text:span><text:span text:style-name="T21_17">Smallwood</text:span><text:span text:style-name="T21_18">.</text:span></text:p>
      <text:p text:style-name="P22"/>
      <text:p text:style-name="P23"><text:span text:style-name="T23_1">Cecilia</text:span><text:span text:style-name="T23_2"><text:s/></text:span><text:span text:style-name="T23_3">Crispinson</text:span><text:span text:style-name="T23_4"><text:s/>-<text:s/></text:span><text:span text:style-name="T23_5">works</text:span><text:span text:style-name="T23_6"><text:s/></text:span><text:span text:style-name="T23_7">for</text:span><text:span text:style-name="T23_8"><text:s/></text:span><text:span text:style-name="T23_9">the</text:span><text:span text:style-name="T23_10"><text:s/></text:span><text:span text:style-name="T23_11">Smallwood</text:span><text:span text:style-name="T23_12"><text:s/></text:span><text:span text:style-name="T23_13">household</text:span><text:span text:style-name="T23_14">.<text:s/></text:span><text:span text:style-name="T23_15">Sometimes</text:span><text:span text:style-name="T23_16"><text:s/></text:span><text:span text:style-name="T23_17">comes</text:span><text:span text:style-name="T23_18"><text:s/></text:span><text:span text:style-name="T23_19">around</text:span><text:span text:style-name="T23_20"><text:s/></text:span><text:span text:style-name="T23_21">the</text:span><text:span text:style-name="T23_22"><text:s/></text:span><text:span text:style-name="T23_23">cathedral</text:span><text:span text:style-name="T23_24"><text:s/></text:span><text:span text:style-name="T23_25">construction</text:span><text:span text:style-name="T23_26"><text:s/></text:span><text:span text:style-name="T23_27">site</text:span><text:span text:style-name="T23_28">.</text:span></text:p>
      <text:p text:style-name="P24"/>
      <text:p text:style-name="P25"><text:span text:style-name="T25_1">Laverne</text:span><text:span text:style-name="T25_2"><text:s/></text:span><text:span text:style-name="T25_3">Cuer</text:span><text:span text:style-name="T25_4"><text:s/>-<text:s/></text:span><text:span text:style-name="T25_5">a</text:span><text:span text:style-name="T25_6"><text:s/></text:span><text:span text:style-name="T25_7">priest</text:span><text:span text:style-name="T25_8">.<text:s/></text:span><text:span text:style-name="T25_9">Likely</text:span><text:span text:style-name="T25_10"><text:s/></text:span><text:span text:style-name="T25_11">to</text:span><text:span text:style-name="T25_12"><text:s/></text:span><text:span text:style-name="T25_13">support</text:span><text:span text:style-name="T25_14"><text:s/></text:span><text:span text:style-name="T25_15">construction</text:span><text:span text:style-name="T25_16"><text:s/></text:span><text:span text:style-name="T25_17">of</text:span><text:span text:style-name="T25_18"><text:s/></text:span><text:span text:style-name="T25_19">the</text:span><text:span text:style-name="T25_20"><text:s/></text:span><text:span text:style-name="T25_21">cathedral</text:span><text:span text:style-name="T25_22">.</text:span></text:p>
      <text:h text:style-name="P26" text:outline-level="10"><text:bookmark-start text:name="h.pbd33ukfqkg0"/><text:bookmark-end text:name="h.pbd33ukfqkg0"/><text:span text:style-name="T26_1">Your</text:span><text:span text:style-name="T26_2"><text:s/></text:span><text:span text:style-name="T26_3">Goals</text:span></text:h>
      <text:p text:style-name="P27"/>
      <text:list text:style-name="LS1" xml:id="list0">
        <text:list-item>
          <text:p text:style-name="P28"><text:span text:style-name="T28_1">Obtain</text:span><text:span text:style-name="T28_2"><text:s/></text:span><text:span text:style-name="T28_3">your</text:span><text:span text:style-name="T28_4"><text:s/></text:span><text:span text:style-name="T28_5">silver</text:span><text:span text:style-name="T28_6"><text:s/></text:span><text:span text:style-name="T28_7">vuvuzela</text:span></text:p>
        </text:list-item>
        <text:list-item>
          <text:p text:style-name="P29"><text:span text:style-name="T29_1">Support</text:span><text:span text:style-name="T29_2"><text:s/></text:span><text:span text:style-name="T29_3">the</text:span><text:span text:style-name="T29_4"><text:s/></text:span><text:span text:style-name="T29_5">continued</text:span><text:span text:style-name="T29_6"><text:s/></text:span><text:span text:style-name="T29_7">construction</text:span><text:span text:style-name="T29_8"><text:s/></text:span><text:span text:style-name="T29_9">of</text:span><text:span text:style-name="T29_10"><text:s/></text:span><text:span text:style-name="T29_11">the</text:span><text:span text:style-name="T29_12"><text:s/></text:span><text:span text:style-name="T29_13">Cathedral</text:span></text:p>
        </text:list-item>
        <text:list-item>
          <text:p text:style-name="P30"><text:span text:style-name="T30_1">Obtain</text:span><text:span text:style-name="T30_2"><text:s/></text:span><text:span text:style-name="T30_3">your</text:span><text:span text:style-name="T30_4"><text:s/></text:span><text:span text:style-name="T30_5">livers</text:span><text:span text:style-name="T30_6"><text:s/></text:span><text:span text:style-name="T30_7">from</text:span><text:span text:style-name="T30_8"><text:s/></text:span><text:span text:style-name="T30_9">Susannah</text:span></text:p>
        </text:list-item>
        <text:list-item>
          <text:p text:style-name="P31"><text:span text:style-name="T31_1">Do</text:span><text:span text:style-name="T31_2"><text:s/></text:span><text:span text:style-name="T31_3">your</text:span><text:span text:style-name="T31_4"><text:s/></text:span><text:span text:style-name="T31_5">best</text:span><text:span text:style-name="T31_6"><text:s/></text:span><text:span text:style-name="T31_7">to</text:span><text:span text:style-name="T31_8"><text:s/></text:span><text:span text:style-name="T31_9">keep</text:span><text:span text:style-name="T31_10"><text:s/></text:span><text:span text:style-name="T31_11">hidden</text:span><text:span text:style-name="T31_12"><text:s/></text:span><text:span text:style-name="T31_13">the</text:span><text:span text:style-name="T31_14"><text:s/></text:span><text:span text:style-name="T31_15">fact</text:span><text:span text:style-name="T31_16"><text:s/></text:span><text:span text:style-name="T31_17">that</text:span><text:span text:style-name="T31_18"><text:s/></text:span><text:span text:style-name="T31_19">you</text:span><text:span text:style-name="T31_20"><text:s/></text:span><text:span text:style-name="T31_21">are</text:span><text:span text:style-name="T31_22"><text:s/></text:span><text:span text:style-name="T31_23">a</text:span><text:span text:style-name="T31_24"><text:s/></text:span><text:span text:style-name="T31_25">sorcerer</text:span></text:p>
        </text:list-item>
        <text:list-item>
          <text:p text:style-name="P32"><text:span text:style-name="T32_1">Discover</text:span><text:span text:style-name="T32_2"><text:s/></text:span><text:span text:style-name="T32_3">the</text:span><text:span text:style-name="T32_4"><text:s/></text:span><text:span text:style-name="T32_5">identity</text:span><text:span text:style-name="T32_6"><text:s/></text:span><text:span text:style-name="T32_7">of</text:span><text:span text:style-name="T32_8"><text:s/></text:span><text:span text:style-name="T32_9">other</text:span><text:span text:style-name="T32_10"><text:s/></text:span><text:span text:style-name="T32_11">witch</text:span><text:span text:style-name="T32_12">/</text:span><text:span text:style-name="T32_13">sorceror</text:span><text:span text:style-name="T32_14">.<text:s/></text:span><text:span text:style-name="T32_15">If</text:span><text:span text:style-name="T32_16"><text:s/></text:span><text:span text:style-name="T32_17">town</text:span><text:span text:style-name="T32_18"><text:s/></text:span><text:span text:style-name="T32_19">folk</text:span><text:span text:style-name="T32_20"><text:s/></text:span><text:span text:style-name="T32_21">get</text:span><text:span text:style-name="T32_22"><text:s/></text:span><text:span text:style-name="T32_23">suspicious</text:span><text:span text:style-name="T32_24"><text:s/></text:span><text:span text:style-name="T32_25">of</text:span><text:span text:style-name="T32_26"><text:s/></text:span><text:span text:style-name="T32_27">you</text:span><text:span text:style-name="T32_28">,<text:s/></text:span><text:span text:style-name="T32_29">shift</text:span><text:span text:style-name="T32_30"><text:s/></text:span><text:span text:style-name="T32_31">heat</text:span><text:span text:style-name="T32_32"><text:s/></text:span><text:span text:style-name="T32_33">onto</text:span><text:span text:style-name="T32_34"><text:s/></text:span><text:span text:style-name="T32_35">the</text:span><text:span text:style-name="T32_36"><text:s/></text:span><text:span text:style-name="T32_37">other</text:span><text:span text:style-name="T32_38"><text:s/></text:span><text:span text:style-name="T32_39">magical</text:span><text:span text:style-name="T32_40"><text:s/></text:span><text:span text:style-name="T32_41">being</text:span><text:span text:style-name="T32_42">.</text:span></text:p>
        </text:list-item>
        <text:list-item>
          <text:p text:style-name="P33"><text:span text:style-name="T33_1">Solve</text:span><text:span text:style-name="T33_2"><text:s/></text:span><text:span text:style-name="T33_3">the</text:span><text:span text:style-name="T33_4"><text:s/></text:span><text:span text:style-name="T33_5">murder</text:span><text:span text:style-name="T33_6"><text:s/></text:span><text:span text:style-name="T33_7">of</text:span><text:span text:style-name="T33_8"><text:s/></text:span><text:span text:style-name="T33_9">Duke</text:span><text:span text:style-name="T33_10"><text:s/></text:span><text:span text:style-name="T33_11">Smallwood</text:span></text:p>
        </text:list-item>
      </text:list>
      <text:p text:style-name="P34"/>
      <text:p text:style-name="P3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